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5" style:family="paragraph" style:parent-style-name="Default">
      <style:text-properties fo:font-size="14pt" fo:language="ru" fo:country="RU" officeooo:paragraph-rsid="00249418" style:font-size-asian="14pt" style:font-size-complex="14pt"/>
    </style:style>
    <style:style style:name="P16" style:family="paragraph" style:parent-style-name="Default">
      <style:text-properties fo:font-size="14pt" fo:language="ru" fo:country="RU" officeooo:rsid="0039b697" officeooo:paragraph-rsid="0039b697" style:font-size-asian="14pt" style:font-size-complex="14pt"/>
    </style:style>
    <style:style style:name="P17" style:family="paragraph" style:parent-style-name="Default">
      <style:text-properties fo:font-size="14pt" fo:language="uk" fo:country="UA" officeooo:paragraph-rsid="00249418"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1" style:family="paragraph" style:parent-style-name="Default">
      <style:text-properties fo:font-size="14pt" fo:language="uk" fo:country="UA" officeooo:paragraph-rsid="0040a7ec" style:font-size-asian="14pt" style:font-size-complex="14pt"/>
    </style:style>
    <style:style style:name="P22" style:family="paragraph" style:parent-style-name="Default">
      <style:paragraph-properties fo:line-height="150%"/>
      <style:text-properties fo:font-size="14pt" fo:language="uk" fo:country="UA" officeooo:paragraph-rsid="00583507" style:font-size-asian="14pt" style:font-size-complex="14pt"/>
    </style:style>
    <style:style style:name="P23"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4" style:family="paragraph" style:parent-style-name="Default">
      <style:text-properties fo:font-size="14pt" fo:language="uk" fo:country="UA" officeooo:paragraph-rsid="00583507" style:font-size-asian="14pt" style:font-size-complex="14pt"/>
    </style:style>
    <style:style style:name="P25"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6"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7"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8" style:family="paragraph" style:parent-style-name="Default">
      <style:paragraph-properties fo:text-align="center" style:justify-single-word="false"/>
      <style:text-properties fo:font-size="14pt" officeooo:paragraph-rsid="0040a7ec" style:font-size-asian="14pt" style:font-size-complex="14pt"/>
    </style:style>
    <style:style style:name="P29" style:family="paragraph" style:parent-style-name="Standard">
      <style:paragraph-properties fo:text-align="center" style:justify-single-word="false"/>
      <style:text-properties fo:font-size="14pt" officeooo:paragraph-rsid="0040a7ec" style:font-size-asian="14pt" style:font-size-complex="14pt"/>
    </style:style>
    <style:style style:name="P30"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1" style:family="paragraph" style:parent-style-name="Standard">
      <style:paragraph-properties fo:text-align="center" style:justify-single-word="false"/>
      <style:text-properties fo:font-size="14pt" officeooo:paragraph-rsid="00583507" style:font-size-asian="14pt" style:font-size-complex="14pt"/>
    </style:style>
    <style:style style:name="P32" style:family="paragraph" style:parent-style-name="Default">
      <style:paragraph-properties fo:text-align="end" style:justify-single-word="false"/>
      <style:text-properties fo:font-size="14pt" officeooo:paragraph-rsid="0040a7ec" style:font-size-asian="14pt" style:font-size-complex="14pt"/>
    </style:style>
    <style:style style:name="P33" style:family="paragraph" style:parent-style-name="Default">
      <style:text-properties fo:font-size="14pt" officeooo:paragraph-rsid="0040a7ec" style:font-size-asian="14pt" style:font-size-complex="14pt"/>
    </style:style>
    <style:style style:name="P34"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5" style:family="paragraph" style:parent-style-name="Standard">
      <style:paragraph-properties fo:text-align="justify" style:justify-single-word="false"/>
      <style:text-properties fo:font-size="14pt" officeooo:paragraph-rsid="00583507" style:font-size-asian="14pt" style:font-size-complex="14pt"/>
    </style:style>
    <style:style style:name="P36"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7" style:family="paragraph" style:parent-style-name="Default">
      <style:text-properties fo:font-size="14pt" fo:font-weight="bold" officeooo:paragraph-rsid="0040a7ec" style:font-size-asian="14pt" style:font-weight-asian="bold" style:font-size-complex="14pt" style:font-weight-complex="bold"/>
    </style:style>
    <style:style style:name="P38"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Default">
      <style:text-properties officeooo:paragraph-rsid="00249418"/>
    </style:style>
    <style:style style:name="P42" style:family="paragraph" style:parent-style-name="Default">
      <style:paragraph-properties fo:text-align="center" style:justify-single-word="false"/>
      <style:text-properties fo:color="#000000" loext:opacity="100%" officeooo:paragraph-rsid="00249418"/>
    </style:style>
    <style:style style:name="P43" style:family="paragraph" style:parent-style-name="Standard">
      <style:paragraph-properties fo:text-align="justify" style:justify-single-word="false"/>
      <style:text-properties fo:color="#000000" loext:opacity="100%" officeooo:paragraph-rsid="0058350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5"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6"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7"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9"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8" style:family="paragraph" style:parent-style-name="Default">
      <style:paragraph-properties fo:line-height="150%"/>
      <style:text-properties officeooo:paragraph-rsid="00583507"/>
    </style:style>
    <style:style style:name="P59"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0" style:family="paragraph" style:parent-style-name="Default">
      <style:text-properties officeooo:paragraph-rsid="006c2b49"/>
    </style:style>
    <style:style style:name="P61" style:family="paragraph" style:parent-style-name="Default">
      <style:text-properties officeooo:paragraph-rsid="006cab82"/>
    </style:style>
    <style:style style:name="P62"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3"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4"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5"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6"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9" style:family="paragraph" style:parent-style-name="List_20_Paragraph">
      <style:paragraph-properties fo:margin-left="0.6898in" fo:margin-right="0in" fo:text-indent="0in" style:auto-text-indent="false"/>
      <style:text-properties officeooo:paragraph-rsid="00761b25"/>
    </style:style>
    <style:style style:name="P70"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1" style:family="paragraph" style:parent-style-name="Text_20_body">
      <style:paragraph-properties fo:text-align="start" style:justify-single-word="false"/>
      <style:text-properties officeooo:paragraph-rsid="017bc49e"/>
    </style:style>
    <style:style style:name="P72" style:family="paragraph" style:parent-style-name="Table_20_Contents">
      <style:paragraph-properties fo:text-align="start" style:justify-single-word="false"/>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ext-properties officeooo:paragraph-rsid="01cce5aa"/>
    </style:style>
    <style:style style:name="P75" style:family="paragraph" style:parent-style-name="Text_20_body">
      <style:paragraph-properties fo:text-align="start" style:justify-single-word="false"/>
      <style:text-properties officeooo:paragraph-rsid="01ce828c"/>
    </style:style>
    <style:style style:name="P76" style:family="paragraph" style:parent-style-name="Text_20_body">
      <style:paragraph-properties fo:text-align="start" style:justify-single-word="false"/>
      <style:text-properties officeooo:paragraph-rsid="01cf1d49"/>
    </style:style>
    <style:style style:name="P77" style:family="paragraph" style:parent-style-name="Text_20_body">
      <style:paragraph-properties fo:text-align="start" style:justify-single-word="false"/>
      <style:text-properties officeooo:paragraph-rsid="01d0d93c"/>
    </style:style>
    <style:style style:name="P78" style:family="paragraph" style:parent-style-name="Text_20_body">
      <style:paragraph-properties fo:text-align="start" style:justify-single-word="false"/>
      <style:text-properties officeooo:paragraph-rsid="01d3788b"/>
    </style:style>
    <style:style style:name="P79" style:family="paragraph" style:parent-style-name="Text_20_body">
      <style:paragraph-properties fo:text-align="start" style:justify-single-word="false"/>
      <style:text-properties officeooo:paragraph-rsid="01d5a44c"/>
    </style:style>
    <style:style style:name="P80" style:family="paragraph" style:parent-style-name="Text_20_body">
      <style:paragraph-properties fo:text-align="start" style:justify-single-word="false"/>
      <style:text-properties officeooo:paragraph-rsid="01d6ed7f"/>
    </style:style>
    <style:style style:name="P81" style:family="paragraph" style:parent-style-name="Text_20_body">
      <style:paragraph-properties fo:text-align="start" style:justify-single-word="false"/>
      <style:text-properties officeooo:paragraph-rsid="01d8b750"/>
    </style:style>
    <style:style style:name="P82" style:family="paragraph" style:parent-style-name="Text_20_body">
      <style:paragraph-properties fo:text-align="start" style:justify-single-word="false"/>
      <style:text-properties officeooo:paragraph-rsid="01db3374"/>
    </style:style>
    <style:style style:name="P83" style:family="paragraph" style:parent-style-name="Text_20_body">
      <style:paragraph-properties fo:text-align="start" style:justify-single-word="false"/>
      <style:text-properties officeooo:paragraph-rsid="01db8f18"/>
    </style:style>
    <style:style style:name="P84" style:family="paragraph" style:parent-style-name="Standard">
      <style:paragraph-properties fo:text-align="justify" style:justify-single-word="false"/>
      <style:text-properties officeooo:paragraph-rsid="00583507"/>
    </style:style>
    <style:style style:name="P85" style:family="paragraph" style:parent-style-name="Standard">
      <style:paragraph-properties fo:text-align="justify" style:justify-single-word="false"/>
      <style:text-properties officeooo:paragraph-rsid="005b5490"/>
    </style:style>
    <style:style style:name="P86" style:family="paragraph" style:parent-style-name="Text_20_body">
      <style:paragraph-properties fo:text-align="justify" style:justify-single-word="false"/>
      <style:text-properties officeooo:paragraph-rsid="010d8d32"/>
    </style:style>
    <style:style style:name="P87"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88"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89"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90"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91"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92"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93"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94" style:family="paragraph" style:parent-style-name="Text_20_body">
      <style:paragraph-properties fo:text-align="justify" style:justify-single-word="false"/>
      <style:text-properties style:font-name="Times New Roman" fo:font-size="14pt" style:font-size-asian="14pt" style:font-size-complex="14pt"/>
    </style:style>
    <style:style style:name="P95"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96"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97"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9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9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0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101" style:family="paragraph" style:parent-style-name="Text_20_body">
      <style:paragraph-properties fo:text-align="justify" style:justify-single-word="false"/>
      <style:text-properties fo:language="uk" fo:country="UA" officeooo:paragraph-rsid="00b1ce99"/>
    </style:style>
    <style:style style:name="P102" style:family="paragraph" style:parent-style-name="Table_20_Contents">
      <style:paragraph-properties fo:text-align="start" style:justify-single-word="false"/>
      <style:text-properties officeooo:rsid="01e82e91" officeooo:paragraph-rsid="01e82e91"/>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5"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6"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7"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8" style:family="paragraph" style:parent-style-name="Default" style:list-style-name="WWNum3">
      <style:paragraph-properties fo:margin-left="0in" fo:margin-right="0in" fo:line-height="150%" fo:text-indent="-0.25in" style:auto-text-indent="false"/>
      <style:text-properties officeooo:paragraph-rsid="00583507"/>
    </style:style>
    <style:style style:name="P109" style:family="paragraph" style:parent-style-name="Default" style:list-style-name="WWNum3">
      <style:paragraph-properties fo:margin-left="0.5in" fo:margin-right="0in" fo:line-height="150%" fo:text-indent="-0.5in" style:auto-text-indent="false"/>
      <style:text-properties officeooo:paragraph-rsid="00583507"/>
    </style:style>
    <style:style style:name="P110"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1"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2"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3" style:family="paragraph" style:parent-style-name="Heading_20_1" style:list-style-name="L4">
      <style:paragraph-properties fo:text-align="center" style:justify-single-word="false" fo:break-before="page"/>
      <style:text-properties officeooo:paragraph-rsid="012fb3ef"/>
    </style:style>
    <style:style style:name="P114"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15" style:family="paragraph" style:parent-style-name="Standard" style:master-page-name="Converted5">
      <style:paragraph-properties fo:text-align="center" style:justify-single-word="false" style:page-number="auto" fo:break-before="page"/>
    </style:style>
    <style:style style:name="P116"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17"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18" style:family="paragraph" style:parent-style-name="Text_20_body">
      <style:paragraph-properties fo:text-align="start" style:justify-single-word="false"/>
      <style:text-properties style:font-name="Times New Roman" fo:font-size="14pt" style:font-size-asian="14pt" style:font-size-complex="14pt"/>
    </style:style>
    <style:style style:name="P119"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20"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21" style:family="paragraph" style:parent-style-name="Text_20_body" style:list-style-name="L12">
      <style:paragraph-properties fo:text-align="justify" style:justify-single-word="false"/>
      <style:text-properties style:font-name="Times New Roman" fo:font-size="14pt" fo:language="uk" fo:country="UA" officeooo:paragraph-rsid="00ac09c2" style:font-size-asian="14pt" style:font-size-complex="14pt"/>
    </style:style>
    <style:style style:name="P122"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3"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4"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25"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26" style:family="paragraph" style:parent-style-name="Text_20_body" style:list-style-name="L12">
      <style:paragraph-properties fo:text-align="start" style:justify-single-word="false"/>
      <style:text-properties style:font-name="Times New Roman" fo:font-size="14pt" fo:language="uk" fo:country="UA" officeooo:paragraph-rsid="00ac09c2" style:font-size-asian="14pt" style:font-size-complex="14pt"/>
    </style:style>
    <style:style style:name="P127"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128"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29"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0"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31"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32"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33" style:family="paragraph" style:parent-style-name="Text_20_body" style:list-style-name="L1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34"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35"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36"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37" style:family="paragraph" style:parent-style-name="Text_20_body" style:list-style-name="L5">
      <style:paragraph-properties fo:text-align="start" style:justify-single-word="false"/>
      <style:text-properties officeooo:paragraph-rsid="017bc49e"/>
    </style:style>
    <style:style style:name="P138" style:family="paragraph" style:parent-style-name="Text_20_body" style:list-style-name="L6">
      <style:paragraph-properties fo:text-align="start" style:justify-single-word="false"/>
      <style:text-properties officeooo:paragraph-rsid="01401d9e"/>
    </style:style>
    <style:style style:name="P139" style:family="paragraph" style:parent-style-name="Text_20_body" style:list-style-name="L12">
      <style:paragraph-properties fo:text-align="start" style:justify-single-word="false"/>
      <style:text-properties officeooo:paragraph-rsid="015e549d"/>
    </style:style>
    <style:style style:name="P140" style:family="paragraph" style:parent-style-name="Text_20_body" style:list-style-name="L12">
      <style:paragraph-properties fo:text-align="start" style:justify-single-word="false"/>
      <style:text-properties officeooo:paragraph-rsid="01631311"/>
    </style:style>
    <style:style style:name="P141" style:family="paragraph" style:parent-style-name="Text_20_body" style:list-style-name="L19">
      <style:paragraph-properties fo:text-align="start" style:justify-single-word="false"/>
      <style:text-properties officeooo:paragraph-rsid="0220e4f1"/>
    </style:style>
    <style:style style:name="P142" style:family="paragraph" style:parent-style-name="Text_20_body" style:list-style-name="L19">
      <style:paragraph-properties fo:text-align="start" style:justify-single-word="false"/>
      <style:text-properties officeooo:paragraph-rsid="022afe2e"/>
    </style:style>
    <style:style style:name="P143" style:family="paragraph" style:parent-style-name="Text_20_body" style:list-style-name="L20">
      <style:paragraph-properties fo:text-align="start" style:justify-single-word="false"/>
      <style:text-properties officeooo:paragraph-rsid="022f678b"/>
    </style:style>
    <style:style style:name="P144" style:family="paragraph" style:parent-style-name="Text_20_body" style:list-style-name="L21">
      <style:paragraph-properties fo:text-align="start" style:justify-single-word="false"/>
      <style:text-properties officeooo:paragraph-rsid="022f678b"/>
    </style:style>
    <style:style style:name="P145" style:family="paragraph" style:parent-style-name="Text_20_body" style:list-style-name="L21">
      <style:paragraph-properties fo:text-align="start" style:justify-single-word="false"/>
      <style:text-properties officeooo:paragraph-rsid="022fb2ec"/>
    </style:style>
    <style:style style:name="P146" style:family="paragraph" style:parent-style-name="Text_20_body" style:list-style-name="L21">
      <style:paragraph-properties fo:text-align="start" style:justify-single-word="false"/>
      <style:text-properties officeooo:paragraph-rsid="022fe889"/>
    </style:style>
    <style:style style:name="P147" style:family="paragraph" style:parent-style-name="Text_20_body" style:list-style-name="L21">
      <style:paragraph-properties fo:text-align="start" style:justify-single-word="false"/>
      <style:text-properties officeooo:paragraph-rsid="0233e64c"/>
    </style:style>
    <style:style style:name="P148" style:family="paragraph" style:parent-style-name="Text_20_body" style:list-style-name="L22">
      <style:paragraph-properties fo:text-align="start" style:justify-single-word="false"/>
      <style:text-properties officeooo:paragraph-rsid="023ae821"/>
    </style:style>
    <style:style style:name="P149" style:family="paragraph" style:parent-style-name="Text_20_body" style:list-style-name="L23">
      <style:paragraph-properties fo:text-align="start" style:justify-single-word="false"/>
      <style:text-properties officeooo:paragraph-rsid="0235c2bb"/>
    </style:style>
    <style:style style:name="P150" style:family="paragraph" style:parent-style-name="Text_20_body" style:list-style-name="L23">
      <style:paragraph-properties fo:text-align="start" style:justify-single-word="false"/>
      <style:text-properties officeooo:paragraph-rsid="024160bd"/>
    </style:style>
    <style:style style:name="P151" style:family="paragraph" style:parent-style-name="Text_20_body" style:list-style-name="L23">
      <style:paragraph-properties fo:text-align="start" style:justify-single-word="false"/>
      <style:text-properties officeooo:paragraph-rsid="0242d0b5"/>
    </style:style>
    <style:style style:name="P152" style:family="paragraph" style:parent-style-name="Text_20_body" style:list-style-name="L12">
      <style:paragraph-properties fo:text-align="start" style:justify-single-word="false" fo:break-before="page"/>
      <style:text-properties fo:language="uk" fo:country="UA" officeooo:paragraph-rsid="015af9ab"/>
    </style:style>
    <style:style style:name="P153" style:family="paragraph" style:parent-style-name="Text_20_body" style:list-style-name="L12">
      <style:paragraph-properties fo:text-align="start" style:justify-single-word="false"/>
      <style:text-properties fo:language="uk" fo:country="UA" officeooo:paragraph-rsid="015af9ab"/>
    </style:style>
    <style:style style:name="P154" style:family="paragraph" style:parent-style-name="Text_20_body" style:list-style-name="L12">
      <style:paragraph-properties fo:text-align="start" style:justify-single-word="false"/>
      <style:text-properties fo:language="uk" fo:country="UA" officeooo:paragraph-rsid="00c8fc93"/>
    </style:style>
    <style:style style:name="P155" style:family="paragraph" style:parent-style-name="Text_20_body">
      <style:paragraph-properties fo:text-align="justify" style:justify-single-word="false"/>
      <style:text-properties officeooo:paragraph-rsid="020516e8"/>
    </style:style>
    <style:style style:name="P156" style:family="paragraph" style:parent-style-name="Text_20_body" style:list-style-name="L13">
      <style:paragraph-properties fo:text-align="justify" style:justify-single-word="false"/>
      <style:text-properties officeooo:paragraph-rsid="020516e8"/>
    </style:style>
    <style:style style:name="P157" style:family="paragraph" style:parent-style-name="Text_20_body" style:list-style-name="L13">
      <style:paragraph-properties fo:text-align="justify" style:justify-single-word="false"/>
      <style:text-properties officeooo:paragraph-rsid="0207e364"/>
    </style:style>
    <style:style style:name="P158" style:family="paragraph" style:parent-style-name="Text_20_body" style:list-style-name="L14">
      <style:paragraph-properties fo:text-align="justify" style:justify-single-word="false"/>
      <style:text-properties officeooo:rsid="0207df16" officeooo:paragraph-rsid="0207df16"/>
    </style:style>
    <style:style style:name="P159" style:family="paragraph" style:parent-style-name="Text_20_body" style:list-style-name="L15">
      <style:paragraph-properties fo:text-align="justify" style:justify-single-word="false"/>
      <style:text-properties officeooo:rsid="0207df16" officeooo:paragraph-rsid="0207e364"/>
    </style:style>
    <style:style style:name="P160" style:family="paragraph" style:parent-style-name="Text_20_body" style:list-style-name="L16">
      <style:paragraph-properties fo:text-align="justify" style:justify-single-word="false"/>
      <style:text-properties officeooo:rsid="0207df16" officeooo:paragraph-rsid="020b0293"/>
    </style:style>
    <style:style style:name="P161" style:family="paragraph" style:parent-style-name="Text_20_body">
      <style:paragraph-properties fo:text-align="justify" style:justify-single-word="false"/>
      <style:text-properties officeooo:rsid="0207df16" officeooo:paragraph-rsid="020b0293"/>
    </style:style>
    <style:style style:name="P162" style:family="paragraph" style:parent-style-name="Text_20_body">
      <style:paragraph-properties fo:text-align="justify" style:justify-single-word="false" fo:break-before="page"/>
      <style:text-properties officeooo:rsid="0207df16" officeooo:paragraph-rsid="020b0293"/>
    </style:style>
    <style:style style:name="P163" style:family="paragraph" style:parent-style-name="Text_20_body" style:list-style-name="L17">
      <style:paragraph-properties fo:text-align="justify" style:justify-single-word="false"/>
      <style:text-properties officeooo:rsid="0207df16" officeooo:paragraph-rsid="020b0293"/>
    </style:style>
    <style:style style:name="P164" style:family="paragraph" style:parent-style-name="Text_20_body" style:list-style-name="L17">
      <style:paragraph-properties fo:text-align="justify" style:justify-single-word="false"/>
      <style:text-properties officeooo:rsid="0210c7aa" officeooo:paragraph-rsid="0210c7aa"/>
    </style:style>
    <style:style style:name="P165" style:family="paragraph" style:parent-style-name="Text_20_body">
      <style:paragraph-properties fo:text-align="justify" style:justify-single-word="false"/>
      <style:text-properties officeooo:rsid="02125778" officeooo:paragraph-rsid="02125778"/>
    </style:style>
    <style:style style:name="P166" style:family="paragraph" style:parent-style-name="Text_20_body">
      <style:paragraph-properties fo:text-align="justify" style:justify-single-word="false" fo:break-before="page"/>
      <style:text-properties officeooo:rsid="02125778" officeooo:paragraph-rsid="02125778"/>
    </style:style>
    <style:style style:name="P167" style:family="paragraph" style:parent-style-name="Text_20_body" style:list-style-name="L18">
      <style:paragraph-properties fo:text-align="start" style:justify-single-word="false"/>
      <style:text-properties officeooo:rsid="02125778" officeooo:paragraph-rsid="0220e4f1"/>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style:text-underline-style="solid" style:text-underline-width="auto" style:text-underline-color="font-color" style:font-size-asian="14pt" style:font-size-complex="14pt"/>
    </style:style>
    <style:style style:name="T10" style:family="text">
      <style:text-properties fo:font-size="14pt" fo:language="uk" fo:country="UA" fo:font-style="normal" officeooo:rsid="001bae47" style:font-size-asian="14pt" style:font-style-asian="normal" style:font-size-complex="14pt" style:font-style-complex="normal"/>
    </style:style>
    <style:style style:name="T11" style:family="text">
      <style:text-properties fo:font-size="14pt" fo:language="ru" fo:country="RU" style:font-size-asian="14pt" style:font-size-complex="14pt"/>
    </style:style>
    <style:style style:name="T12" style:family="text">
      <style:text-properties fo:font-size="14pt" fo:language="ru" fo:country="RU" fo:font-style="normal" officeooo:rsid="001bae47" style:font-size-asian="14pt" style:font-style-asian="normal" style:font-size-complex="14pt" style:font-style-complex="normal"/>
    </style:style>
    <style:style style:name="T13" style:family="text">
      <style:text-properties fo:font-size="14pt" fo:language="en" fo:country="US" fo:font-style="normal" officeooo:rsid="001bae47" style:font-size-asian="14pt" style:font-style-asian="normal" style:font-size-complex="14pt" style:font-style-complex="normal"/>
    </style:style>
    <style:style style:name="T14" style:family="text">
      <style:text-properties fo:color="#0070c0" loext:opacity="100%" fo:font-size="14pt" fo:language="uk" fo:country="UA" style:font-size-asian="14pt" style:font-size-complex="14pt"/>
    </style:style>
    <style:style style:name="T15" style:family="text">
      <style:text-properties fo:color="#0070c0" loext:opacity="100%" fo:font-size="14pt" fo:language="ru" fo:country="RU" style:font-size-asian="14pt" style:font-size-complex="14pt"/>
    </style:style>
    <style:style style:name="T16" style:family="text">
      <style:text-properties fo:font-size="8pt" fo:language="ru" fo:country="RU" style:font-size-asian="8pt" style:font-size-complex="8pt"/>
    </style:style>
    <style:style style:name="T17" style:family="text">
      <style:text-properties fo:font-size="8pt" style:font-size-asian="8pt" style:font-size-complex="8pt"/>
    </style:style>
    <style:style style:name="T18" style:family="text">
      <style:text-properties fo:color="#000000" loext:opacity="100%" fo:font-size="14pt" fo:language="uk" fo:country="UA" fo:font-weight="bold" style:font-size-asian="14pt" style:font-weight-asian="bold" style:font-size-complex="14pt"/>
    </style:style>
    <style:style style:name="T19" style:family="text">
      <style:text-properties fo:color="#000000" loext:opacity="100%" fo:font-size="14pt" fo:language="uk" fo:country="UA" style:font-size-asian="14pt" style:font-size-complex="14pt"/>
    </style:style>
    <style:style style:name="T20" style:family="text">
      <style:text-properties fo:color="#000000" loext:opacity="100%" fo:font-size="14pt" fo:language="uk" fo:country="UA" officeooo:rsid="002945be" style:font-size-asian="14pt" style:font-size-complex="14pt"/>
    </style:style>
    <style:style style:name="T21" style:family="text">
      <style:text-properties fo:color="#000000" loext:opacity="100%" fo:font-size="14pt" fo:language="uk" fo:country="UA" officeooo:rsid="0043ebeb" style:font-size-asian="14pt" style:font-size-complex="14pt"/>
    </style:style>
    <style:style style:name="T22" style:family="text">
      <style:text-properties fo:color="#000000" loext:opacity="100%" fo:font-size="14pt" fo:language="uk" fo:country="UA" officeooo:rsid="0053555f" style:font-size-asian="14pt" style:font-size-complex="14pt"/>
    </style:style>
    <style:style style:name="T23" style:family="text">
      <style:text-properties fo:color="#000000" loext:opacity="100%" fo:font-size="14pt" fo:language="uk" fo:country="UA" officeooo:rsid="00555453" style:font-size-asian="14pt" style:font-size-complex="14pt"/>
    </style:style>
    <style:style style:name="T24" style:family="text">
      <style:text-properties fo:color="#000000" loext:opacity="100%" fo:font-size="14pt" fo:language="uk" fo:country="UA" officeooo:rsid="0061d7ac" style:font-size-asian="14pt" style:font-size-complex="14pt"/>
    </style:style>
    <style:style style:name="T25" style:family="text">
      <style:text-properties fo:color="#000000" loext:opacity="100%" fo:font-size="14pt" fo:language="uk" fo:country="UA" officeooo:rsid="00628252" style:font-size-asian="14pt" style:font-size-complex="14pt"/>
    </style:style>
    <style:style style:name="T26" style:family="text">
      <style:text-properties fo:color="#000000" loext:opacity="100%" fo:font-size="14pt" fo:language="uk" fo:country="UA" officeooo:rsid="006bbf38" style:font-size-asian="14pt" style:font-size-complex="14pt"/>
    </style:style>
    <style:style style:name="T27"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8"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9" style:family="text">
      <style:text-properties fo:color="#000000" loext:opacity="100%" fo:font-size="14pt" fo:language="ru" fo:country="RU" fo:font-weight="bold" style:font-size-asian="14pt" style:font-weight-asian="bold" style:font-size-complex="14pt"/>
    </style:style>
    <style:style style:name="T30" style:family="text">
      <style:text-properties fo:color="#000000" loext:opacity="100%" fo:font-size="14pt" fo:language="ru" fo:country="RU" style:font-size-asian="14pt" style:font-size-complex="14pt"/>
    </style:style>
    <style:style style:name="T31" style:family="text">
      <style:text-properties fo:color="#000000" loext:opacity="100%" fo:font-size="14pt" fo:language="ru" fo:country="RU" style:text-underline-style="solid" style:text-underline-width="auto" style:text-underline-color="font-color" style:font-size-asian="14pt" style:font-size-complex="14pt"/>
    </style:style>
    <style:style style:name="T32" style:family="text">
      <style:text-properties fo:color="#000000" loext:opacity="100%" fo:font-size="14pt" fo:font-weight="bold" style:font-size-asian="14pt" style:font-weight-asian="bold" style:font-size-complex="14pt"/>
    </style:style>
    <style:style style:name="T33" style:family="text">
      <style:text-properties fo:color="#000000" loext:opacity="100%" fo:font-size="14pt" style:font-size-asian="14pt" style:font-size-complex="14pt"/>
    </style:style>
    <style:style style:name="T34" style:family="text">
      <style:text-properties fo:color="#000000" loext:opacity="100%" fo:language="ru" fo:country="RU"/>
    </style:style>
    <style:style style:name="T35"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af5b8b" style:font-size-asian="14pt" style:font-size-complex="14pt"/>
    </style:style>
    <style:style style:name="T38" style:family="text">
      <style:text-properties style:font-name="Times New Roman" fo:font-size="14pt" officeooo:rsid="00b25774" style:font-size-asian="14pt" style:font-size-complex="14pt"/>
    </style:style>
    <style:style style:name="T39" style:family="text">
      <style:text-properties style:font-name="Times New Roman" fo:font-size="14pt" officeooo:rsid="019cdbb0" style:font-size-asian="14pt" style:font-size-complex="14pt"/>
    </style:style>
    <style:style style:name="T40" style:family="text">
      <style:text-properties style:font-name="Times New Roman" fo:font-size="14pt" officeooo:rsid="019ed935" style:font-size-asian="14pt" style:font-size-complex="14pt"/>
    </style:style>
    <style:style style:name="T41" style:family="text">
      <style:text-properties style:font-name="Times New Roman" fo:font-size="14pt" officeooo:rsid="019f409a" style:font-size-asian="14pt" style:font-size-complex="14pt"/>
    </style:style>
    <style:style style:name="T42" style:family="text">
      <style:text-properties style:font-name="Times New Roman" fo:font-size="14pt" fo:language="uk" fo:country="UA" style:font-size-asian="14pt" style:font-size-complex="14pt"/>
    </style:style>
    <style:style style:name="T43" style:family="text">
      <style:text-properties style:font-name="Times New Roman" fo:font-size="14pt" fo:language="uk" fo:country="UA" officeooo:rsid="013b4165" style:font-size-asian="14pt" style:font-size-complex="14pt"/>
    </style:style>
    <style:style style:name="T44" style:family="text">
      <style:text-properties style:font-name="Times New Roman" fo:font-size="14pt" fo:language="uk" fo:country="UA" officeooo:rsid="01401d9e" style:font-size-asian="14pt" style:font-size-complex="14pt"/>
    </style:style>
    <style:style style:name="T45" style:family="text">
      <style:text-properties style:font-name="Times New Roman" fo:font-size="14pt" fo:language="uk" fo:country="UA" officeooo:rsid="019f54f2" style:font-size-asian="14pt" style:font-size-complex="14pt"/>
    </style:style>
    <style:style style:name="T46" style:family="text">
      <style:text-properties style:font-name="Times New Roman" fo:font-size="14pt" fo:language="uk" fo:country="UA" officeooo:rsid="01a04ac0" style:font-size-asian="14pt" style:font-size-complex="14pt"/>
    </style:style>
    <style:style style:name="T47" style:family="text">
      <style:text-properties style:font-name="Times New Roman" fo:font-size="14pt" fo:language="uk" fo:country="UA" officeooo:rsid="01a21c80" style:font-size-asian="14pt" style:font-size-complex="14pt"/>
    </style:style>
    <style:style style:name="T48" style:family="text">
      <style:text-properties style:font-name="Times New Roman" fo:font-size="14pt" fo:language="uk" fo:country="UA" officeooo:rsid="01a3b19d" style:font-size-asian="14pt" style:font-size-complex="14pt"/>
    </style:style>
    <style:style style:name="T49" style:family="text">
      <style:text-properties style:font-name="Times New Roman" fo:font-size="14pt" fo:language="uk" fo:country="UA" officeooo:rsid="021f2372" style:font-size-asian="14pt" style:font-size-complex="14pt"/>
    </style:style>
    <style:style style:name="T50" style:family="text">
      <style:text-properties style:font-name="Times New Roman" fo:font-size="14pt" fo:language="uk" fo:country="UA" officeooo:rsid="02125778" style:font-size-asian="14pt" style:font-size-complex="14pt"/>
    </style:style>
    <style:style style:name="T51" style:family="text">
      <style:text-properties style:font-name="Times New Roman" fo:font-size="14pt" fo:language="uk" fo:country="UA" officeooo:rsid="0220e4f1" style:font-size-asian="14pt" style:font-size-complex="14pt"/>
    </style:style>
    <style:style style:name="T52" style:family="text">
      <style:text-properties style:font-name="Times New Roman" fo:font-size="14pt" fo:language="uk" fo:country="UA" officeooo:rsid="022ba226" style:font-size-asian="14pt" style:font-size-complex="14pt"/>
    </style:style>
    <style:style style:name="T53" style:family="text">
      <style:text-properties style:font-name="Times New Roman" fo:font-size="14pt" fo:language="uk" fo:country="UA" officeooo:rsid="022ceab7" style:font-size-asian="14pt" style:font-size-complex="14pt"/>
    </style:style>
    <style:style style:name="T54" style:family="text">
      <style:text-properties style:font-name="Times New Roman" fo:font-size="14pt" fo:language="uk" fo:country="UA" officeooo:rsid="022f678b" style:font-size-asian="14pt" style:font-size-complex="14pt"/>
    </style:style>
    <style:style style:name="T55" style:family="text">
      <style:text-properties style:font-name="Times New Roman" fo:font-size="14pt" fo:language="uk" fo:country="UA" officeooo:rsid="023832da" style:font-size-asian="14pt" style:font-size-complex="14pt"/>
    </style:style>
    <style:style style:name="T56" style:family="text">
      <style:text-properties style:font-name="Times New Roman" fo:font-size="14pt" fo:language="uk" fo:country="UA" officeooo:rsid="023cf192" style:font-size-asian="14pt" style:font-size-complex="14pt"/>
    </style:style>
    <style:style style:name="T57" style:family="text">
      <style:text-properties style:font-name="Times New Roman" fo:font-size="14pt" fo:language="uk" fo:country="UA" officeooo:rsid="023e2e0d" style:font-size-asian="14pt" style:font-size-complex="14pt"/>
    </style:style>
    <style:style style:name="T58" style:family="text">
      <style:text-properties style:font-name="Times New Roman" fo:font-size="14pt" fo:language="uk" fo:country="UA" officeooo:rsid="0246d2f2" style:font-size-asian="14pt" style:font-size-complex="14pt"/>
    </style:style>
    <style:style style:name="T59" style:family="text">
      <style:text-properties style:font-name="Times New Roman" fo:font-size="14pt" fo:language="uk" fo:country="UA" fo:font-weight="bold" style:font-size-asian="14pt" style:font-weight-asian="bold" style:font-size-complex="14pt" style:font-weight-complex="bold"/>
    </style:style>
    <style:style style:name="T60" style:family="text">
      <style:text-properties style:font-name="Times New Roman" fo:font-size="14pt" fo:font-style="normal" fo:font-weight="normal" style:font-size-asian="14pt" style:font-style-asian="normal" style:font-weight-asian="normal" style:font-size-complex="14pt"/>
    </style:style>
    <style:style style:name="T61" style:family="text">
      <style:text-properties style:font-name="Times New Roman" fo:font-size="14pt" fo:font-style="normal" fo:font-weight="bold" style:font-size-asian="14pt" style:font-style-asian="normal" style:font-weight-asian="bold" style:font-size-complex="14pt" style:font-weight-complex="bold"/>
    </style:style>
    <style:style style:name="T62" style:family="text">
      <style:text-properties officeooo:rsid="0142b80f"/>
    </style:style>
    <style:style style:name="T63" style:family="text">
      <style:text-properties officeooo:rsid="01435f41"/>
    </style:style>
    <style:style style:name="T64" style:family="text">
      <style:text-properties officeooo:rsid="01448276"/>
    </style:style>
    <style:style style:name="T65" style:family="text">
      <style:text-properties officeooo:rsid="014f5394"/>
    </style:style>
    <style:style style:name="T66" style:family="text">
      <style:text-properties style:text-position="super 58%" style:font-name="Times New Roman" fo:font-size="14pt" officeooo:rsid="0165e5c3" style:font-size-asian="14pt" style:font-size-complex="14pt"/>
    </style:style>
    <style:style style:name="T67" style:family="text">
      <style:text-properties style:text-position="super 58%" style:font-name="Times New Roman" fo:font-size="14pt" fo:language="uk" fo:country="UA" officeooo:rsid="016a2322" style:font-size-asian="14pt" style:font-size-complex="14pt"/>
    </style:style>
    <style:style style:name="T68" style:family="text">
      <style:text-properties style:text-position="super 58%" style:font-name="Times New Roman" fo:font-size="14pt" fo:language="uk" fo:country="UA" officeooo:rsid="016cb4b1" style:font-size-asian="14pt" style:font-size-complex="14pt"/>
    </style:style>
    <style:style style:name="T69" style:family="text">
      <style:text-properties style:text-position="super 58%" style:font-name="Times New Roman" fo:font-size="14pt" fo:language="uk" fo:country="UA" officeooo:rsid="01744041" style:font-size-asian="14pt" style:font-size-complex="14pt"/>
    </style:style>
    <style:style style:name="T70" style:family="text">
      <style:text-properties style:text-position="super 58%" fo:font-size="14pt" fo:language="uk" fo:country="UA" officeooo:rsid="016e20f6" style:font-size-asian="14pt" style:font-size-complex="14pt"/>
    </style:style>
    <style:style style:name="T71" style:family="text">
      <style:text-properties style:text-position="super 58%" fo:font-size="14pt" officeooo:rsid="017f59e3" style:font-size-asian="14pt" style:font-size-complex="14pt"/>
    </style:style>
    <style:style style:name="T72" style:family="text">
      <style:text-properties style:text-position="super 58%" fo:font-size="14pt" officeooo:rsid="0180e54d" style:font-size-asian="14pt" style:font-size-complex="14pt"/>
    </style:style>
    <style:style style:name="T73" style:family="text">
      <style:text-properties style:text-position="super 58%" fo:font-size="14pt" officeooo:rsid="01820577" style:font-size-asian="14pt" style:font-size-complex="14pt"/>
    </style:style>
    <style:style style:name="T74" style:family="text">
      <style:text-properties style:text-position="super 58%" officeooo:rsid="017383c4"/>
    </style:style>
    <style:style style:name="T75" style:family="text">
      <style:text-properties style:text-position="super 58%" officeooo:rsid="0175d4b3"/>
    </style:style>
    <style:style style:name="T76" style:family="text">
      <style:text-properties officeooo:rsid="01a4f758"/>
    </style:style>
    <style:style style:name="T77" style:family="text">
      <style:text-properties officeooo:rsid="01a578ae"/>
    </style:style>
    <style:style style:name="T78" style:family="text">
      <style:text-properties officeooo:rsid="01a77057"/>
    </style:style>
    <style:style style:name="T79" style:family="text">
      <style:text-properties officeooo:rsid="01a7bd51"/>
    </style:style>
    <style:style style:name="T80" style:family="text">
      <style:text-properties officeooo:rsid="01a8abc0"/>
    </style:style>
    <style:style style:name="T81" style:family="text">
      <style:text-properties officeooo:rsid="01ad6f2e"/>
    </style:style>
    <style:style style:name="T82" style:family="text">
      <style:text-properties officeooo:rsid="01afeed7"/>
    </style:style>
    <style:style style:name="T83" style:family="text">
      <style:text-properties officeooo:rsid="01b1ceda"/>
    </style:style>
    <style:style style:name="T84" style:family="text">
      <style:text-properties officeooo:rsid="01b33295"/>
    </style:style>
    <style:style style:name="T85" style:family="text">
      <style:text-properties officeooo:rsid="01b37ee2"/>
    </style:style>
    <style:style style:name="T86" style:family="text">
      <style:text-properties officeooo:rsid="01b5b82d"/>
    </style:style>
    <style:style style:name="T87" style:family="text">
      <style:text-properties officeooo:rsid="0200051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Міністерство освіти і науки України</text:p>
      <text:p text:style-name="P10"/>
      <text:p text:style-name="P12">Український державний університет науки і технологій</text:p>
      <text:p text:style-name="P12"/>
      <text:p text:style-name="P45">Факультет Комп’ютерні технології та системи</text:p>
      <text:p text:style-name="P42"><text:span text:style-name="T6">Кафедра</text:span><text:span text:style-name="T11"> Комп’ютерні інформаційні технології</text:span></text:p>
      <text:p text:style-name="P12"/>
      <text:p text:style-name="P12"/>
      <text:p text:style-name="P12"/>
      <text:p text:style-name="P88">Пояснювальна записка</text:p>
      <text:p text:style-name="P20">до кваліфікаційної роботи</text:p>
      <text:p text:style-name="P20">бакалавра</text:p>
      <text:p text:style-name="P13"/>
      <text:p text:style-name="P11"/>
      <text:p text:style-name="P50"><text:span text:style-name="T6">на тему: </text:span><text:span text:style-name="T11"><text:s/></text:span><text:span text:style-name="T30">«Розробка засобів підбору та перевірки коректності УДК-шифрів наукових робіт» </text:span></text:p>
      <text:p text:style-name="P41"><text:span text:style-name="T6">за освітньою програмою </text:span><text:span text:style-name="T18">12 </text:span><text:span text:style-name="T29">Інженерія програмного забезпечення</text:span><text:span text:style-name="T34"> </text:span></text:p>
      <text:p text:style-name="P41"><text:span text:style-name="T6">зі спеціальності: </text:span><text:span text:style-name="T18">121 Інженерія програмного забезпечення</text:span></text:p>
      <text:p text:style-name="P17"/>
      <text:p text:style-name="P17"/>
      <text:p text:style-name="P41"><text:span text:style-name="T6">Виконав: студент групи </text:span><text:span text:style-name="T19">ПЗ</text:span><text:span text:style-name="T20">1911</text:span><text:span text:style-name="T6">: <text:s text:c="24"/>___ <text:s text:c="3"/>____ <text:s text:c="2"/>/ Сафонов ДАНИЛО /</text:span></text:p>
      <text:p text:style-name="P90">(посада) <text:tab/>(підпис)</text:p>
      <text:p text:style-name="P15"/>
      <text:p text:style-name="P41"><text:span text:style-name="T11">Керівник: <text:tab/><text:tab/> <text:s text:c="46"/></text:span><text:span text:style-name="T6"><text:s text:c="3"/>___ <text:s text:c="3"/>____ </text:span><text:span text:style-name="T11">/</text:span><text:span text:style-name="T6">Олена </text:span><text:span text:style-name="T19">КУРОП`ЯТНИК/</text:span></text:p>
      <text:p text:style-name="P91">(посада) <text:tab/>(підпис)</text:p>
      <text:p text:style-name="P17"/>
      <text:p text:style-name="P41"><text:span text:style-name="T6">Нормоконтролер: <text:s/></text:span><text:span text:style-name="T11"><text:s text:c="47"/></text:span><text:span text:style-name="T6"><text:s text:c="3"/>___ <text:s text:c="3"/>____</text:span><text:span text:style-name="T11"> <text:s/>/ </text:span><text:span text:style-name="T19">Світлана ВОЛКОВА /</text:span></text:p>
      <text:p text:style-name="P90">(посада) <text:tab/>(підпис)</text:p>
      <text:p text:style-name="P15"/>
      <text:p text:style-name="P17">Консультанти:</text:p>
      <text:p text:style-name="P60"><text:span text:style-name="T6">Економічний розділ <text:s text:c="48"/>___ <text:s text:c="3"/>____</text:span><text:span text:style-name="T30"> </text:span><text:span text:style-name="T14">/ Микола ГНЕНИЙ /</text:span></text:p>
      <text:p text:style-name="P92">(посада) <text:tab/>(підпис)</text:p>
      <text:p text:style-name="P17"/>
      <text:p text:style-name="P25"><text:s text:c="69"/>Засвідчую, що у цій роботі немає запозичень з праць інших авторів </text:p>
      <text:p text:style-name="P25">без відповідних посилань.</text:p>
      <text:p text:style-name="P17"><text:s text:c="70"/>Студент <text:s text:c="3"/></text:p>
      <text:p text:style-name="P15"/>
      <text:p text:style-name="P16"/>
      <text:p text:style-name="P15"/>
      <text:p text:style-name="P15"/>
      <text:p text:style-name="P15"/>
      <text:p text:style-name="P2"><text:span text:style-name="Emphasis"><text:span text:style-name="T4">Дніпро – 2023 рік</text:span></text:span></text:p>
      <text:p text:style-name="P107">Ministry of Education and Science of Ukraine</text:p>
      <text:p text:style-name="P28"/>
      <text:p text:style-name="P28">Ukrainian State University of Science and Technologies</text:p>
      <text:p text:style-name="P18"/>
      <text:p text:style-name="P48">Faculty Computer technologies and systems</text:p>
      <text:p text:style-name="P48">Department Computer information technology</text:p>
      <text:p text:style-name="P28"/>
      <text:p text:style-name="P28"/>
      <text:p text:style-name="P28"/>
      <text:p text:style-name="P89">Explanatory Note</text:p>
      <text:p text:style-name="P28">to Master’s Thesis</text:p>
      <text:p text:style-name="P28">master</text:p>
      <text:p text:style-name="P32"/>
      <text:p text:style-name="P37"/>
      <text:p text:style-name="P51"><text:span text:style-name="T2">on the topic</text:span><text:span text:style-name="T6">: </text:span><text:span text:style-name="T2"><text:s/>«</text:span><text:span text:style-name="T19">Development of </text:span><text:span text:style-name="T22">tools</text:span><text:span text:style-name="T19"> </text:span><text:span text:style-name="T23">to </text:span><text:span text:style-name="T19">select and check the correctness of UDC codes of scientific works</text:span><text:span text:style-name="T33">» </text:span></text:p>
      <text:p text:style-name="P21"/>
      <text:p text:style-name="P51"><text:span text:style-name="T6">according to educational curriculum</text:span><text:span text:style-name="T19"> </text:span><text:span text:style-name="T18">12 </text:span><text:span text:style-name="T32">software engineering</text:span></text:p>
      <text:p text:style-name="P51"><text:span text:style-name="T6">in the Speciality: </text:span><text:span text:style-name="T18">121 </text:span><text:span text:style-name="T32">software engineering</text:span></text:p>
      <text:p text:style-name="P21"/>
      <text:p text:style-name="P21"/>
      <text:p text:style-name="P21"/>
      <text:p text:style-name="P21"/>
      <text:p text:style-name="P51"><text:span text:style-name="T2">Done by the student of the group </text:span><text:span text:style-name="T33">PZ</text:span><text:span text:style-name="T21">1911</text:span><text:span text:style-name="T6">: <text:s text:c="5"/></text:span><text:span text:style-name="T2"><text:s text:c="7"/></text:span><text:span text:style-name="T6"><text:s text:c="3"/>___ <text:s text:c="3"/>____ <text:s text:c="14"/>/ </text:span><text:span text:style-name="T7">Danylo Safonov /</text:span></text:p>
      <text:p text:style-name="P52"><text:span text:style-name="T17">(</text:span><text:span text:style-name="T16">посада</text:span><text:span text:style-name="T17">) <text:tab/>(</text:span><text:span text:style-name="T16">підпис</text:span><text:span text:style-name="T17">)</text:span></text:p>
      <text:p text:style-name="P33"/>
      <text:p text:style-name="P33"/>
      <text:p text:style-name="P51"><text:span text:style-name="T2">Scientific Supervisor: <text:s text:c="48"/></text:span><text:span text:style-name="T6">___ <text:s text:c="3"/>____</text:span><text:span text:style-name="T2"> <text:s text:c="9"/>/</text:span><text:span text:style-name="T6">Olena KUROPYATNYK/</text:span></text:p>
      <text:p text:style-name="P52"><text:span text:style-name="T17">(</text:span><text:span text:style-name="T16">посада</text:span><text:span text:style-name="T17">) <text:tab/>(</text:span><text:span text:style-name="T16">підпис</text:span><text:span text:style-name="T17">)</text:span></text:p>
      <text:p text:style-name="P21"/>
      <text:p text:style-name="P21"/>
      <text:p text:style-name="P51"><text:span text:style-name="T2">Normative controller: </text:span><text:span text:style-name="T6"><text:s text:c="48"/>___ <text:s text:c="3"/>____ <text:s text:c="11"/>/</text:span><text:span text:style-name="T2"> Svitlana VOLKOVA</text:span><text:span text:style-name="T6">/</text:span></text:p>
      <text:p text:style-name="P52"><text:span text:style-name="T17">(</text:span><text:span text:style-name="T16">посада</text:span><text:span text:style-name="T17">) <text:tab/>(</text:span><text:span text:style-name="T16">підпис</text:span><text:span text:style-name="T17">)</text:span></text:p>
      <text:p text:style-name="P33"/>
      <text:p text:style-name="P33"/>
      <text:p text:style-name="P51"><text:span text:style-name="T2">Supervisors</text:span><text:span text:style-name="T6">:</text:span></text:p>
      <text:p text:style-name="P61"><text:span text:style-name="T2">Economic part</text:span><text:span text:style-name="T6"> <text:s text:c="59"/>___ <text:s text:c="3"/>____ <text:s text:c="3"/></text:span><text:span text:style-name="T2"><text:s text:c="8"/></text:span><text:span text:style-name="T6"><text:s/>/</text:span><text:span text:style-name="T14"> Mykola GNENNIYN/</text:span></text:p>
      <text:p text:style-name="P93"><text:s text:c="2"/>(посада) <text:tab/>(підпис)</text:p>
      <text:p text:style-name="P21"/>
      <text:p text:style-name="P18"/>
      <text:p text:style-name="P21"/>
      <text:p text:style-name="P21"/>
      <text:p text:style-name="P29"/>
      <text:p text:style-name="P29"/>
      <text:p text:style-name="P29"/>
      <text:p text:style-name="P3"><text:span text:style-name="Emphasis"><text:span text:style-name="T13">Dnipro</text:span></text:span><text:span text:style-name="Emphasis"><text:span text:style-name="T4"> – 2023</text:span></text:span></text:p>
      <text:p text:style-name="P114">Міністерство освіти і науки України</text:p>
      <text:p text:style-name="P31">Український державний університет науки і технологій</text:p>
      <text:p text:style-name="P31"/>
      <text:p text:style-name="P84"><text:span text:style-name="T2">Факульте</text:span><text:span text:style-name="T33">т: Комп'ютерних технологій і систем </text:span></text:p>
      <text:p text:style-name="P49">Кафедра: Комп’ютерні інформаційні технології</text:p>
      <text:p text:style-name="P85"><text:span text:style-name="T2">Рівень вищ</text:span><text:span text:style-name="T33">ої освіти: </text:span><text:span text:style-name="T19">бакалавр</text:span></text:p>
      <text:p text:style-name="P43"><text:span text:style-name="T2">Освітня програма: </text:span><text:span text:style-name="T1">Інженерія програмного забезпечення</text:span></text:p>
      <text:p text:style-name="P49">Спеціальність: Інженерія програмного забезпечення</text:p>
      <text:p text:style-name="P63"/>
      <table:table table:name="Table1" table:style-name="Table1">
        <table:table-column table:style-name="Table1.A"/>
        <table:table-column table:style-name="Table1.B"/>
        <table:table-row table:style-name="Table1.1">
          <table:table-cell table:style-name="Table1.A1" office:value-type="string">
            <text:p text:style-name="P87"/>
          </table:table-cell>
          <table:table-cell table:style-name="Table1.A1" office:value-type="string">
            <text:p text:style-name="P53"><text:span text:style-name="T6">ЗАТВЕРДЖУЮ</text:span><text:span text:style-name="T11"> </text:span></text:p>
            <text:p text:style-name="P53"><text:span text:style-name="T11">Завідувач кафедри <text:s text:c="2"/>____</text:span><text:span text:style-name="T31">КІТ</text:span><text:span text:style-name="T15"> </text:span></text:p>
            <text:p text:style-name="P53"><text:span text:style-name="T11">_________ </text:span><text:span text:style-name="T19">Вадим ГОРЯЧКІН</text:span><text:span text:style-name="T30"> </text:span></text:p>
            <text:p text:style-name="P53"><text:span text:style-name="T19">________ <text:s/></text:span><text:span text:style-name="T25">07</text:span><text:span text:style-name="T19"> <text:s text:c="2"/>грудня <text:s text:c="2"/></text:span><text:span text:style-name="T30">20</text:span><text:span text:style-name="T19">2</text:span><text:span text:style-name="T24">2</text:span><text:span text:style-name="T30"> р</text:span><text:span text:style-name="T11">.</text:span></text:p>
            <text:p text:style-name="P87"/>
          </table:table-cell>
        </table:table-row>
      </table:table>
      <text:p text:style-name="P35"/>
      <text:p text:style-name="P14"/>
      <text:p text:style-name="P14"/>
      <text:p text:style-name="P26">ЗАВДАННЯ</text:p>
      <text:p text:style-name="P19"/>
      <text:p text:style-name="P55"><text:span text:style-name="T6">На кваліфікаційну роботу </text:span><text:span text:style-name="T2"><text:s/></text:span><text:span text:style-name="T6"><text:s/>____</text:span><text:span text:style-name="T19">Бакалавр</text:span><text:span text:style-name="T9">______</text:span></text:p>
      <text:p text:style-name="P54"><text:span text:style-name="T6">студенту Сафонов Данило Євгенович</text:span><text:span text:style-name="T9">______________________________</text:span></text:p>
      <text:p text:style-name="P22"/>
      <text:list xml:id="list3300501473" text:style-name="WWNum3">
        <text:list-item>
          <text:p text:style-name="P108"><text:span text:style-name="T6">Тема дипломної роботи: </text:span><text:span text:style-name="T19">Розробка засобів підбору та перевірки коректності УДК-шифрів наукових робіт.</text:span></text:p>
        </text:list-item>
      </text:list>
      <text:p text:style-name="P58"><text:span text:style-name="T6">Керівник роботи: </text:span><text:span text:style-name="T19">Куроп'ятник Олена Сергіївна</text:span></text:p>
      <text:p text:style-name="P58"><text:span text:style-name="T6">затверджені наказом<text:tab/> </text:span><text:span text:style-name="T8">1209</text:span><text:span text:style-name="T14"> </text:span><text:span text:style-name="T19">ст від 0</text:span><text:span text:style-name="T26">7</text:span><text:span text:style-name="T19">.12. 2022 року</text:span><text:bookmark text:name="_GoBack"/></text:p>
      <text:p text:style-name="P22"/>
      <text:list xml:id="list231238378883548" text:continue-numbering="true" text:style-name="WWNum3">
        <text:list-item>
          <text:p text:style-name="P108"><text:span text:style-name="T6">Строк подання студентом роботи </text:span><text:span text:style-name="T14">___.___. 202_ року</text:span></text:p>
        </text:list-item>
      </text:list>
      <text:p text:style-name="P22"/>
      <text:list xml:id="list231236779956061" text:continue-numbering="true" text:style-name="WWNum3">
        <text:list-item>
          <text:p text:style-name="P108"><text:span text:style-name="T6">Вихідні дані до дипломної роботи: </text:span><text:span text:style-name="T14">_____________________________________.</text:span></text:p>
        </text:list-item>
      </text:list>
      <text:p text:style-name="P62"/>
      <text:list xml:id="list231238456578970" text:continue-numbering="true" text:style-name="WWNum3">
        <text:list-item>
          <text:p text:style-name="P105">Зміст пояснювальної записки (перелік питань до розробки):</text:p>
          <text:list>
            <text:list-item>
              <text:p text:style-name="P109"><text:span text:style-name="T2">Аналітична частина:</text:span><text:span text:style-name="T14"> ______________;</text:span></text:p>
            </text:list-item>
            <text:list-item>
              <text:p text:style-name="P109"><text:span text:style-name="T2">Основна частина:</text:span><text:span text:style-name="T14"> ________;</text:span></text:p>
            </text:list-item>
            <text:list-item>
              <text:p text:style-name="P109"><text:span text:style-name="T2">Економічна частина:</text:span><text:span text:style-name="T14"> __________;</text:span></text:p>
            </text:list-item>
          </text:list>
        </text:list-item>
        <text:list-item>
          <text:p text:style-name="P105">Перелік демонстраційного матеріалу:</text:p>
          <text:list>
            <text:list-item>
              <text:p text:style-name="P110">доповідь;</text:p>
            </text:list-item>
            <text:list-item>
              <text:p text:style-name="P110">презентація;</text:p>
            </text:list-item>
            <text:list-item>
              <text:p text:style-name="P110"><text:soft-page-break/>демонстраційне відео.</text:p>
            </text:list-item>
          </text:list>
        </text:list-item>
      </text:list>
      <text:p text:style-name="P23"/>
      <text:list xml:id="list231237237902129" text:continue-numbering="true" text:style-name="WWNum3">
        <text:list-item>
          <text:p text:style-name="P106">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Розділ</text:p>
          </table:table-cell>
          <table:table-cell table:style-name="Table2.A1" office:value-type="string">
            <text:p text:style-name="P27">Консультант</text:p>
          </table:table-cell>
          <table:table-cell table:style-name="Table2.A1" office:value-type="string">
            <text:p text:style-name="P27">Завдання видав</text:p>
          </table:table-cell>
          <table:table-cell table:style-name="Table2.A1" office:value-type="string">
            <text:p text:style-name="P27">Завдання прийняв</text:p>
          </table:table-cell>
        </table:table-row>
        <table:table-row table:style-name="Table2.1">
          <table:table-cell table:style-name="Table2.A1" office:value-type="string">
            <text:p text:style-name="P27">Техніко-економічні розрахунки</text:p>
          </table:table-cell>
          <table:table-cell table:style-name="Table2.A1" office:value-type="string">
            <text:p text:style-name="P65">Микола ГНЕНИЙ</text:p>
          </table:table-cell>
          <table:table-cell table:style-name="Table2.A1" office:value-type="string">
            <text:p text:style-name="P46">Куроп'ятник Олена Сергіївна</text:p>
          </table:table-cell>
          <table:table-cell table:style-name="Table2.A1" office:value-type="string">
            <text:p text:style-name="P47">Сафонов Данило Євгенович</text:p>
          </table:table-cell>
        </table:table-row>
      </table:table>
      <text:p text:style-name="P24"/>
      <text:p text:style-name="P30">КАЛЕНДАРНИЙ ПЛАН</text:p>
      <text:p text:style-name="P3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9">№</text:p>
          </table:table-cell>
          <table:table-cell table:style-name="Table3.A1" office:value-type="string">
            <text:p text:style-name="P39">Назва етапів кваліфікаційної роботи</text:p>
          </table:table-cell>
          <table:table-cell table:style-name="Table3.A1" office:value-type="string">
            <text:p text:style-name="P40">Строк виконання етапів</text:p>
          </table:table-cell>
          <table:table-cell table:style-name="Table3.A1" office:value-type="string">
            <text:p text:style-name="P39">Примітка</text:p>
          </table:table-cell>
        </table:table-row>
        <table:table-row table:style-name="Table3.1">
          <table:table-cell table:style-name="Table3.A1" office:value-type="string">
            <text:p text:style-name="P39">1</text:p>
          </table:table-cell>
          <table:table-cell table:style-name="Table3.A1" office:value-type="string">
            <text:p text:style-name="P67">Вступ</text:p>
          </table:table-cell>
          <table:table-cell table:style-name="Table3.C2" office:value-type="string">
            <text:p text:style-name="P68">03.03.22 – 14.04.22</text:p>
          </table:table-cell>
          <table:table-cell table:style-name="Table3.A1" office:value-type="string">
            <text:p text:style-name="P66"/>
          </table:table-cell>
        </table:table-row>
        <table:table-row table:style-name="Table3.1">
          <table:table-cell table:style-name="Table3.A1" office:value-type="string">
            <text:p text:style-name="P39">2</text:p>
          </table:table-cell>
          <table:table-cell table:style-name="Table3.A1" office:value-type="string">
            <text:p text:style-name="P67">Аналіз сучасного стану дослідження проблеми за науковими літературними джерелами</text:p>
          </table:table-cell>
          <table:table-cell table:style-name="Table3.C3" office:value-type="string">
            <text:p text:style-name="P68">15.04.22 – 22.08.22</text:p>
          </table:table-cell>
          <table:table-cell table:style-name="Table3.A1" office:value-type="string">
            <text:p text:style-name="P66"/>
          </table:table-cell>
        </table:table-row>
        <table:table-row table:style-name="Table3.1">
          <table:table-cell table:style-name="Table3.A1" office:value-type="string">
            <text:p text:style-name="P39">3</text:p>
          </table:table-cell>
          <table:table-cell table:style-name="Table3.A1" office:value-type="string">
            <text:p text:style-name="P67">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8">23.08.22 – 18.10.22</text:p>
          </table:table-cell>
          <table:table-cell table:style-name="Table3.A1" office:value-type="string">
            <text:p text:style-name="P66"/>
          </table:table-cell>
        </table:table-row>
        <table:table-row table:style-name="Table3.1">
          <table:table-cell table:style-name="Table3.A1" office:value-type="string">
            <text:p text:style-name="P39">4</text:p>
          </table:table-cell>
          <table:table-cell table:style-name="Table3.A1" office:value-type="string">
            <text:p text:style-name="P67">Постановка задачі, технічне завдання</text:p>
          </table:table-cell>
          <table:table-cell table:style-name="Table3.C5" office:value-type="string">
            <text:p text:style-name="P68">19.10.22 – 20.10.22</text:p>
          </table:table-cell>
          <table:table-cell table:style-name="Table3.A1" office:value-type="string">
            <text:p text:style-name="P64">30%</text:p>
          </table:table-cell>
        </table:table-row>
        <table:table-row table:style-name="Table3.1">
          <table:table-cell table:style-name="Table3.A1" office:value-type="string">
            <text:p text:style-name="P39">5</text:p>
          </table:table-cell>
          <table:table-cell table:style-name="Table3.A1" office:value-type="string">
            <text:p text:style-name="P67">Техніко-економічні показники</text:p>
          </table:table-cell>
          <table:table-cell table:style-name="Table3.C6" office:value-type="string">
            <text:p text:style-name="P68">21.10.22 – 07.11.22</text:p>
          </table:table-cell>
          <table:table-cell table:style-name="Table3.A1" office:value-type="string">
            <text:p text:style-name="P66"/>
          </table:table-cell>
        </table:table-row>
        <table:table-row table:style-name="Table3.1">
          <table:table-cell table:style-name="Table3.A1" office:value-type="string">
            <text:p text:style-name="P39">6</text:p>
          </table:table-cell>
          <table:table-cell table:style-name="Table3.A1" office:value-type="string">
            <text:p text:style-name="P67">Розробка інструментальних засобів дослідження</text:p>
          </table:table-cell>
          <table:table-cell table:style-name="Table3.C7" office:value-type="string">
            <text:p text:style-name="P68">08.11.22 – 13.11.22</text:p>
          </table:table-cell>
          <table:table-cell table:style-name="Table3.A1" office:value-type="string">
            <text:p text:style-name="P66"/>
          </table:table-cell>
        </table:table-row>
        <table:table-row table:style-name="Table3.1">
          <table:table-cell table:style-name="Table3.A1" office:value-type="string">
            <text:p text:style-name="P39">7</text:p>
          </table:table-cell>
          <table:table-cell table:style-name="Table3.A1" office:value-type="string">
            <text:p text:style-name="P67">Виконання досліджень</text:p>
          </table:table-cell>
          <table:table-cell table:style-name="Table3.C8" office:value-type="string">
            <text:p text:style-name="P68">14.11.22 – 18.11.22</text:p>
          </table:table-cell>
          <table:table-cell table:style-name="Table3.A1" office:value-type="string">
            <text:p text:style-name="P64">60%</text:p>
          </table:table-cell>
        </table:table-row>
        <table:table-row table:style-name="Table3.1">
          <table:table-cell table:style-name="Table3.A1" office:value-type="string">
            <text:p text:style-name="P39">8</text:p>
          </table:table-cell>
          <table:table-cell table:style-name="Table3.A1" office:value-type="string">
            <text:p text:style-name="P67">Оформлення тез доповідей</text:p>
          </table:table-cell>
          <table:table-cell table:style-name="Table3.C9" office:value-type="string">
            <text:p text:style-name="P68">19.11.22 – 23.11.22</text:p>
          </table:table-cell>
          <table:table-cell table:style-name="Table3.A1" office:value-type="string">
            <text:p text:style-name="P66"/>
          </table:table-cell>
        </table:table-row>
        <table:table-row table:style-name="Table3.1">
          <table:table-cell table:style-name="Table3.A1" office:value-type="string">
            <text:p text:style-name="P39">9</text:p>
          </table:table-cell>
          <table:table-cell table:style-name="Table3.A1" office:value-type="string">
            <text:p text:style-name="P67">Оформлення статті у фаховий журнал</text:p>
          </table:table-cell>
          <table:table-cell table:style-name="Table3.C10" office:value-type="string">
            <text:p text:style-name="P68">24.11.22 – 28.11.22</text:p>
          </table:table-cell>
          <table:table-cell table:style-name="Table3.A1" office:value-type="string">
            <text:p text:style-name="P66"/>
          </table:table-cell>
        </table:table-row>
        <table:table-row table:style-name="Table3.1">
          <table:table-cell table:style-name="Table3.A1" office:value-type="string">
            <text:p text:style-name="P39">10</text:p>
          </table:table-cell>
          <table:table-cell table:style-name="Table3.A1" office:value-type="string">
            <text:p text:style-name="P67">Оформлення пояснювальної записки</text:p>
          </table:table-cell>
          <table:table-cell table:style-name="Table3.C11" office:value-type="string">
            <text:p text:style-name="P68">29.11.22 – 05.12.22</text:p>
          </table:table-cell>
          <table:table-cell table:style-name="Table3.A1" office:value-type="string">
            <text:p text:style-name="P66"/>
          </table:table-cell>
        </table:table-row>
        <table:table-row table:style-name="Table3.1">
          <table:table-cell table:style-name="Table3.A1" office:value-type="string">
            <text:p text:style-name="P39">11</text:p>
          </table:table-cell>
          <table:table-cell table:style-name="Table3.A1" office:value-type="string">
            <text:p text:style-name="P67">Розробка демонстраційних матеріалів</text:p>
          </table:table-cell>
          <table:table-cell table:style-name="Table3.C12" office:value-type="string">
            <text:p text:style-name="P68">02.09.22 – 15.09.22</text:p>
          </table:table-cell>
          <table:table-cell table:style-name="Table3.A1" office:value-type="string">
            <text:p text:style-name="P64">100%</text:p>
          </table:table-cell>
        </table:table-row>
        <table:table-row table:style-name="Table3.1">
          <table:table-cell table:style-name="Table3.A1" office:value-type="string">
            <text:p text:style-name="P39">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4">23.12.22</text:p>
          </table:table-cell>
          <table:table-cell table:style-name="Table3.A1" office:value-type="string">
            <text:p text:style-name="P66"/>
          </table:table-cell>
        </table:table-row>
        <table:table-row table:style-name="Table3.1">
          <table:table-cell table:style-name="Table3.A1" office:value-type="string">
            <text:p text:style-name="P39">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4">27.12.22</text:p>
          </table:table-cell>
          <table:table-cell table:style-name="Table3.A1" office:value-type="string">
            <text:p text:style-name="P66"/>
          </table:table-cell>
        </table:table-row>
      </table:table>
      <text:p text:style-name="P34"/>
      <text:p text:style-name="P69"><text:span text:style-name="T2">Студент<text:tab/><text:tab/><text:tab/><text:tab/><text:tab/><text:tab/><text:tab/> ________ <text:s/></text:span><text:span text:style-name="T6">/Сафонов ДАНИЛО/</text:span><text:span text:style-name="T2"> </text:span></text:p>
      <text:p text:style-name="P36"/>
      <text:p text:style-name="P36"/>
      <text:p text:style-name="P70"><text:span text:style-name="Emphasis"><text:span text:style-name="T4">Керівник роботи <text:s/><text:tab/><text:tab/><text:tab/><text:tab/> _________<text:tab/></text:span></text:span><text:span text:style-name="Emphasis"><text:span text:style-name="T12">/</text:span></text:span><text:span text:style-name="Emphasis"><text:span text:style-name="T10">Олена </text:span></text:span><text:span text:style-name="Emphasis"><text:span text:style-name="T27">КУРОП`ЯТНИК/</text:span></text:span></text:p>
      <text:p text:style-name="P115"><text:bookmark-start text:name="__RefHeading___Toc1739_2640220185"/><text:span text:style-name="Emphasis"><text:span text:style-name="T5">РЕФЕРАТ</text:span></text:span><text:bookmark-end text:name="__RefHeading___Toc1739_2640220185"/></text:p>
      <text:p text:style-name="P56"><text:span text:style-name="Emphasis"><text:span text:style-name="T27">Пояснювальна записка до кваліфікаційної роботи магістра </text:span></text:span><text:span text:style-name="Emphasis"><text:span text:style-name="T35">176 с., 70 рис. , 8 табл., 5 додатки, 58 джерел.</text:span></text:span></text:p>
      <text:p text:style-name="P57"><text:span text:style-name="Emphasis"><text:span text:style-name="T28">Об’єкт розробки -</text:span></text:span></text:p>
      <text:p text:style-name="P44">Мета роботи -</text:p>
      <text:p text:style-name="P44">Методи дослідження:</text:p>
      <text:p text:style-name="P44">Ключові слова:</text:p>
      <text:p text:style-name="P116"><text:span text:style-name="Emphasis"><text:span text:style-name="T28">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3">ВСТУП<text:tab/>8</text:p>
          <text:p text:style-name="P103">АНАЛІЗ ПРОБЛЕМИ<text:tab/>9</text:p>
          <text:p text:style-name="P103">ВИБІР ЗАСОБІВ ПРОГРАМУВАННЯ<text:tab/>11</text:p>
          <text:p text:style-name="P103">ПЕРЕТВОРЕННЯ КЛЮЧОВИХ СЛІВ НА КЛАСИ УДК<text:tab/>13</text:p>
          <text:p text:style-name="P103">УНІВЕРСАЛЬНА ДЕСЯТКОВА КЛАССИФІКАЦІЯ<text:tab/>14</text:p>
          <text:p text:style-name="P103">АРХІТЕКТУРА<text:tab/>17</text:p>
          <text:p text:style-name="P103">РОЗРОБКА ІНТЕРФЕЙСУ КОРИСТУВАЧА<text:tab/>18</text:p>
        </text:index-body>
      </text:table-of-content>
      <text:p text:style-name="P59"><text:span text:style-name="Emphasis"><text:span text:style-name="T28"/></text:span></text:p>
      <text:p text:style-name="P38">ПЕРЕЛІК УМОВНИХ ПОЗНАЧЕНЬ, СИМВОЛІВ, ОДИНИЦЬ, СКОРОЧЕНЬ І ТЕРМІНІВ</text:p>
      <text:h text:style-name="P111" text:outline-level="1"><text:bookmark-start text:name="__RefHeading___Toc1909_2640220185"/>ВСТУП<text:bookmark-end text:name="__RefHeading___Toc1909_2640220185"/></text:h>
      <text:p text:style-name="P94">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94">Перевірка може бути виконана у два кроки:</text:p>
      <text:list xml:id="list1588765503" text:style-name="L1">
        <text:list-item>
          <text:p text:style-name="P117">Переклад</text:p>
        </text:list-item>
        <text:list-item>
          <text:p text:style-name="P117">Порівняння наданого шифру із перекладом.</text:p>
        </text:list-item>
      </text:list>
      <text:p text:style-name="P94">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94"><text:line-break/></text:p>
      <text:h text:style-name="P111" text:outline-level="1"><text:bookmark-start text:name="__RefHeading___Toc3797_2653140296"/>АНАЛІЗ ПРОБЛЕМИ<text:bookmark-end text:name="__RefHeading___Toc3797_2653140296"/></text:h>
      <text:p text:style-name="P101"><text:span text:style-name="T36">Мета роботи - розробити ПЗ для підбору та перевірки коректності УДК</text:span><text:span text:style-name="T66">[</text:span><text:span text:style-name="T66"><text:bookmark-ref text:reference-format="number" text:ref-name="__RefNumPara__1518_1245211710">1</text:bookmark-ref></text:span><text:span text:style-name="T66">]</text:span><text:span text:style-name="T36">-шифрів (далі - шифр) наукових робіт </text:span><text:span text:style-name="T37">(далі — робота)</text:span><text:span text:style-name="T36">. Під підбором розуміється наступний функціонал - на вході маємо текст роботи, на виході - список класів та підкласів </text:span><text:span text:style-name="T38">УДК (далі - класів)</text:span><text:span text:style-name="T36">,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95">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96">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86"><text:span text:style-name="T42">Це можна розглядати як проблему класифікації</text:span><text:span text:style-name="T67">[</text:span><text:span text:style-name="T67"><text:bookmark-ref text:reference-format="number" text:ref-name="__RefNumPara__1585_1245211710">2</text:bookmark-ref></text:span><text:span text:style-name="T67">, </text:span><text:span text:style-name="T67"><text:bookmark-ref text:reference-format="number" text:ref-name="__RefNumPara__1619_1245211710">3</text:bookmark-ref></text:span><text:span text:style-name="T67">]</text:span><text:span text:style-name="T42"> - маємо множину об'єктів, які </text:span><text:span text:style-name="T60">певним</text:span><text:span text:style-name="T42"> чином розподілені на класи (підмножини). Задача класифікації - різновид машинного навчання</text:span><text:span text:style-name="T68">[</text:span><text:span text:style-name="T68"><text:bookmark-ref text:reference-format="number" text:ref-name="__RefNumPara__1659_1245211710">4</text:bookmark-ref></text:span><text:span text:style-name="T68">]</text:span><text:span text:style-name="T42"> (англ. machine learning, далі — ML). </text:span><text:span text:style-name="Шрифт_20_абзацу_20_за_20_промовчанням"><text:span text:style-name="T42">Розрізняють два типи навчання:</text:span></text:span></text:p>
      <text:list xml:id="list669996273" text:style-name="L2">
        <text:list-item>
          <text:p text:style-name="P134">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34">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97">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654251960" text:style-name="L3">
        <text:list-item>
          <text:p text:style-name="P120">Витягнемо з тексту роботи ключові слові<text:span text:style-name="T74">[</text:span><text:span text:style-name="T74"><text:bookmark-ref text:reference-format="number" text:ref-name="__RefNumPara__1815_1245211710">7</text:bookmark-ref></text:span><text:span text:style-name="T74">]</text:span></text:p>
        </text:list-item>
        <text:list-item>
          <text:p text:style-name="P135">Порівнюємо ключові слова із термінами та поняттями у каталозі УДК</text:p>
        </text:list-item>
      </text:list>
      <text:p text:style-name="P86"><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0">[</text:span><text:span text:style-name="T70"><text:bookmark-ref text:reference-format="number" text:ref-name="__RefNumPara__1727_1245211710">5</text:bookmark-ref></text:span><text:span text:style-name="T70">, </text:span><text:span text:style-name="T70"><text:bookmark-ref text:reference-format="number" text:ref-name="__RefNumPara__1729_1245211710">6</text:bookmark-ref></text:span><text:span text:style-name="T70">]</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2207417108" text:style-name="L4">
        <text:list-header>
          <text:h text:style-name="P113" text:outline-level="1"><text:bookmark-start text:name="__RefHeading___Toc3799_2653140296"/><text:span text:style-name="T42">ВИБІР</text:span><text:span text:style-name="T59"> </text:span><text:span text:style-name="T61">ЗАСОБІВ ПРОГРАМУВАННЯ</text:span><text:bookmark-end text:name="__RefHeading___Toc3799_2653140296"/></text:h>
        </text:list-header>
      </text:list>
      <text:p text:style-name="P71"><text:span text:style-name="T42">Для реалізації даного ПЗ було обрано мову Python як найпопулярнішу в даному напрямі. </text:span><text:span text:style-name="T60">Для вирішення задачі</text:span><text:span text:style-name="T2"> отримання ключових слів для заданого тексту потрібен такий функціонал:</text:span></text:p>
      <text:list xml:id="list2957819425" text:style-name="L5">
        <text:list-item>
          <text:p text:style-name="P136">токенізація</text:p>
        </text:list-item>
        <text:list-item>
          <text:p text:style-name="P137"><text:span text:style-name="T2">видалення стоп слів</text:span><text:span text:style-name="T71">[</text:span><text:span text:style-name="T71"><text:bookmark-ref text:reference-format="number" text:ref-name="__RefNumPara__2409_1245211710">9</text:bookmark-ref></text:span><text:span text:style-name="T71">]</text:span></text:p>
        </text:list-item>
        <text:list-item>
          <text:p text:style-name="P137"><text:span text:style-name="T2">розмічування частин мови</text:span><text:span text:style-name="T72">[</text:span><text:span text:style-name="T72"><text:bookmark-ref text:reference-format="number" text:ref-name="__RefNumPara__2619_1245211710">10</text:bookmark-ref></text:span><text:span text:style-name="T72">]</text:span></text:p>
        </text:list-item>
        <text:list-item>
          <text:p text:style-name="P137"><text:span text:style-name="T2">розпізнавання іменованих сутностей</text:span><text:span text:style-name="T72">[</text:span><text:span text:style-name="T72"><text:bookmark-ref text:reference-format="number" text:ref-name="__RefNumPara__3058_1245211710">11</text:bookmark-ref></text:span><text:span text:style-name="T72">]</text:span></text:p>
        </text:list-item>
      </text:list>
      <text:p text:style-name="P71"><text:span text:style-name="T2">або готовий алгоритм виділення ключових слів</text:span><text:span text:style-name="T73">[</text:span><text:span text:style-name="T73"><text:bookmark-ref text:reference-format="number" text:ref-name="__RefNumPara__1815_1245211710">7</text:bookmark-ref></text:span><text:span text:style-name="T73">]</text:span><text:span text:style-name="T2">.<text:line-break/></text:span><text:span text:style-name="T3">З</text:span><text:span text:style-name="T2">найдено такі бібліотеки зі схожим функціоналом</text:span><text:span text:style-name="T42">:</text:span></text:p>
      <text:list xml:id="list3363741407" text:style-name="L6">
        <text:list-item>
          <text:p text:style-name="P138"><text:bookmark-start text:name="__RefNumPara__1879_1245211710"/><text:span text:style-name="T43">RAKE </text:span><text:span text:style-name="T44">(</text:span><text:span text:style-name="T2">Rapid Automatic Keyword Extraction</text:span><text:span text:style-name="T44">)</text:span><text:span text:style-name="T69">[</text:span><text:span text:style-name="T69"><text:bookmark-ref text:reference-format="number" text:ref-name="__RefNumPara__1883_1245211710">15</text:bookmark-ref></text:span><text:span text:style-name="T69">]</text:span><text:bookmark-end text:name="__RefNumPara__1879_1245211710"/></text:p>
        </text:list-item>
        <text:list-item>
          <text:p text:style-name="P122"><text:bookmark-start text:name="__RefNumPara__1881_1245211710"/>YAKE <text:span text:style-name="T62">(Yet Another Keyword Extract</text:span><text:span text:style-name="T63">or</text:span><text:span text:style-name="T62">)</text:span><text:span text:style-name="T75">[</text:span><text:span text:style-name="T75"><text:bookmark-ref text:reference-format="number" text:ref-name="__RefNumPara__1885_1245211710">16</text:bookmark-ref></text:span><text:span text:style-name="T75">]</text:span><text:bookmark-end text:name="__RefNumPara__1881_1245211710"/></text:p>
        </text:list-item>
        <text:list-item>
          <text:p text:style-name="P124"><text:span text:style-name="T65">S</text:span>paCy<text:span text:style-name="T75">[</text:span><text:span text:style-name="T75"><text:bookmark-ref text:reference-format="number" text:ref-name="__RefNumPara__1887_1245211710">13</text:bookmark-ref></text:span><text:span text:style-name="T75">]</text:span></text:p>
        </text:list-item>
        <text:list-item>
          <text:p text:style-name="P122">NLTK <text:span text:style-name="T64">(Natural Language Toolkit)</text:span><text:span text:style-name="T75">[</text:span><text:span text:style-name="T75"><text:bookmark-ref text:reference-format="number" text:ref-name="__RefNumPara__1889_1245211710">12</text:bookmark-ref></text:span><text:span text:style-name="T75">]</text:span></text:p>
        </text:list-item>
        <text:list-item>
          <text:p text:style-name="P122">TextBlob<text:span text:style-name="T75">[</text:span><text:span text:style-name="T75"><text:bookmark-ref text:reference-format="number" text:ref-name="__RefNumPara__1891_1245211710">14</text:bookmark-ref></text:span><text:span text:style-name="T75">]</text:span></text:p>
        </text:list-item>
        <text:list-item>
          <text:p text:style-name="P122">Gensim<text:span text:style-name="T75">[</text:span><text:span text:style-name="T75"><text:bookmark-ref text:reference-format="number" text:ref-name="__RefNumPara__1893_1245211710">17</text:bookmark-ref></text:span><text:span text:style-name="T75">]</text:span></text:p>
        </text:list-item>
      </text:list>
      <text:p text:style-name="P98">YAKE потребує тренування на конкретному наборі даних - не підходить для цього випадку з тієї самої причини що й класифікація.</text:p>
      <text:p text:style-name="P9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3972644391" text:style-name="L7">
        <text:list-item>
          <text:p text:style-name="P123">вони програють SpaCy за швидкістю</text:p>
        </text:list-item>
        <text:list-item>
          <text:p text:style-name="P123">SpaCy має кращі моделі</text:p>
        </text:list-item>
        <text:list-item>
          <text:p text:style-name="P123">SpaCy має більш просунуті функції</text:p>
        </text:list-item>
      </text:list>
      <text:p text:style-name="P98">Хоча SpaCy не має готового алгоритму витягування ключових слів, його дуже легко реалізувати.</text:p>
      <text:p text:style-name="P9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9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9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9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864597695" text:style-name="L8">
        <text:list-item>
          <text:p text:style-name="P125">має весь потрібний функціонал</text:p>
        </text:list-item>
        <text:list-item>
          <text:p text:style-name="P125">має моделі</text:p>
        </text:list-item>
        <text:list-item>
          <text:p text:style-name="P125">швидше за інші бібліотеки</text:p>
        </text:list-item>
      </text:list>
      <text:h text:style-name="P111" text:outline-level="1"><text:bookmark-start text:name="__RefHeading___Toc3801_2653140296"/>ПЕРЕТВОРЕННЯ КЛЮЧОВИХ СЛІВ НА КЛАСИ УДК<text:bookmark-end text:name="__RefHeading___Toc3801_2653140296"/></text:h>
      <text:p text:style-name="P10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100">1. Беремо ключові слова з існуючої роботи (ті які надав автор)</text:p>
      <text:p text:style-name="P100">2. Витягуємо ключові слова з тексту з допомогою обраного алгоритму</text:p>
      <text:p text:style-name="P100">3. Порівнюємо ключові слова з п.1 та п.2 та додаємо до каталогу ті, які входять до обох списків.</text:p>
      <text:p text:style-name="P10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11" text:outline-level="1"><text:bookmark-start text:name="__RefHeading___Toc2474_3750112140"/>УНІВЕРСАЛЬНА ДЕСЯТКОВА КЛАССИФІКАЦІЯ<text:bookmark-end text:name="__RefHeading___Toc2474_3750112140"/></text:h>
      <text:p text:style-name="P118">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118">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118">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4031477927" text:style-name="L9">
        <text:list-item>
          <text:p text:style-name="P119">Наука і знання. Організація. Комп'ютерна наука. Інформатика. Документація. Бібліотечна справа. Заклади. Публікації</text:p>
        </text:list-item>
        <text:list-item>
          <text:p text:style-name="P119">Філософія. Психологія</text:p>
        </text:list-item>
        <text:list-item>
          <text:p text:style-name="P119">Релігія. Теологія</text:p>
        </text:list-item>
        <text:list-item>
          <text:p text:style-name="P119">Суспільствознавство</text:p>
        </text:list-item>
        <text:list-item>
          <text:p text:style-name="P119">-</text:p>
        </text:list-item>
        <text:list-item>
          <text:p text:style-name="P119">Математика. Природничі науки</text:p>
        </text:list-item>
        <text:list-item>
          <text:p text:style-name="P119">Прикладні науки. Медицина, Техніка</text:p>
        </text:list-item>
        <text:list-item>
          <text:p text:style-name="P119">Мистецтво. Розваги. Спорт</text:p>
        </text:list-item>
        <text:list-item>
          <text:p text:style-name="P119">Мовознавство. Література</text:p>
        </text:list-item>
        <text:list-item>
          <text:p text:style-name="P119">Географія. Історія</text:p>
        </text:list-item>
      </text:list>
      <text:p text:style-name="P73"><text:span text:style-name="T36">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36">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73">=...</text:p>
          </table:table-cell>
          <table:table-cell table:style-name="Table4.A1" office:value-type="string">
            <text:p text:style-name="P74">Загальні допоміжні засоби мови. Таблиця 1c</text:p>
          </table:table-cell>
        </table:table-row>
        <table:table-row table:style-name="Table4.1">
          <table:table-cell table:style-name="Table4.A1" office:value-type="string">
            <text:p text:style-name="P73">(0...)</text:p>
          </table:table-cell>
          <table:table-cell table:style-name="Table4.A1" office:value-type="string">
            <text:p text:style-name="P75">Загальні допоміжні форми форми. Таблиця 1d</text:p>
          </table:table-cell>
        </table:table-row>
        <table:table-row table:style-name="Table4.1">
          <table:table-cell table:style-name="Table4.A1" office:value-type="string">
            <text:p text:style-name="P73">(1/9)</text:p>
          </table:table-cell>
          <table:table-cell table:style-name="Table4.A1" office:value-type="string">
            <text:p text:style-name="P76">Загальні допоміжні слова місця. Таблиця 1e</text:p>
          </table:table-cell>
        </table:table-row>
        <table:table-row table:style-name="Table4.1">
          <table:table-cell table:style-name="Table4.A1" office:value-type="string">
            <text:p text:style-name="P73">(=...)</text:p>
          </table:table-cell>
          <table:table-cell table:style-name="Table4.A1" office:value-type="string">
            <text:p text:style-name="P77">Загальні допоміжні ознаки людського походження, етнічної групи та національності. Таблиця 1f</text:p>
          </table:table-cell>
        </table:table-row>
        <table:table-row table:style-name="Table4.1">
          <table:table-cell table:style-name="Table4.A1" office:value-type="string">
            <text:p text:style-name="P73">"..."</text:p>
          </table:table-cell>
          <table:table-cell table:style-name="Table4.A1" office:value-type="string">
            <text:p text:style-name="P78">Загальні допоміжні слова часу. Таблиця 1g допомагає зробити хвилинний поділ часу, наприклад: "1993-1996"</text:p>
          </table:table-cell>
        </table:table-row>
        <table:table-row table:style-name="Table4.1">
          <table:table-cell table:style-name="Table4.A1" office:value-type="string">
            <text:p text:style-name="P73">-0...</text:p>
          </table:table-cell>
          <table:table-cell table:style-name="Table4.A1" office:value-type="string">
            <text:p text:style-name="P79">Загальні допоміжні характеристики загальних характеристик: Властивості, Матеріали, Відносини/Процеси та Особи. Таблиця 1к.</text:p>
          </table:table-cell>
        </table:table-row>
        <table:table-row table:style-name="Table4.1">
          <table:table-cell table:style-name="Table4.A1" office:value-type="string">
            <text:p text:style-name="P73">-02</text:p>
          </table:table-cell>
          <table:table-cell table:style-name="Table4.A1" office:value-type="string">
            <text:p text:style-name="P80">Загальні допоміжні властивості. Таблиця 1к</text:p>
          </table:table-cell>
        </table:table-row>
        <table:table-row table:style-name="Table4.1">
          <table:table-cell table:style-name="Table4.A1" office:value-type="string">
            <text:p text:style-name="P73">-03</text:p>
          </table:table-cell>
          <table:table-cell table:style-name="Table4.A1" office:value-type="string">
            <text:p text:style-name="P81">Загальні допоміжні матеріали. Таблиця 1к</text:p>
          </table:table-cell>
        </table:table-row>
        <table:table-row table:style-name="Table4.1">
          <table:table-cell table:style-name="Table4.A1" office:value-type="string">
            <text:p text:style-name="P73">-04</text:p>
          </table:table-cell>
          <table:table-cell table:style-name="Table4.A1" office:value-type="string">
            <text:p text:style-name="P82">Загальні допоміжні елементи відносин, процесів і операцій. Таблиця 1к</text:p>
          </table:table-cell>
        </table:table-row>
        <table:table-row table:style-name="Table4.1">
          <table:table-cell table:style-name="Table4.A1" office:value-type="string">
            <text:p text:style-name="P73">-05</text:p>
          </table:table-cell>
          <table:table-cell table:style-name="Table4.A1" office:value-type="string">
            <text:p text:style-name="P83">Загальні допоміжні особи та особисті характеристики. Таблиця 1k ця таблиця повторюється</text:p>
          </table:table-cell>
        </table:table-row>
      </table:table>
      <text:p text:style-name="P118"/>
      <text:p text:style-name="P118">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72">Символ</text:p>
          </table:table-cell>
          <table:table-cell table:style-name="Table5.B1" office:value-type="string">
            <text:p text:style-name="P72">Значення</text:p>
          </table:table-cell>
        </table:table-row>
        <table:table-row>
          <table:table-cell table:style-name="Table5.A2" office:value-type="string">
            <text:p text:style-name="P102">+</text:p>
          </table:table-cell>
          <table:table-cell table:style-name="Table5.B2" office:value-type="string">
            <text:p text:style-name="P72">узгодження, доповнення</text:p>
          </table:table-cell>
        </table:table-row>
        <table:table-row>
          <table:table-cell table:style-name="Table5.A2" office:value-type="string">
            <text:p text:style-name="P72">/</text:p>
          </table:table-cell>
          <table:table-cell table:style-name="Table5.B2" office:value-type="string">
            <text:p text:style-name="P72">послідовне розширення</text:p>
          </table:table-cell>
        </table:table-row>
        <table:table-row>
          <table:table-cell table:style-name="Table5.A2" office:value-type="string">
            <text:p text:style-name="P72">:</text:p>
          </table:table-cell>
          <table:table-cell table:style-name="Table5.B2" office:value-type="string">
            <text:p text:style-name="P72">відношення</text:p>
          </table:table-cell>
        </table:table-row>
        <table:table-row>
          <table:table-cell table:style-name="Table5.A2" office:value-type="string">
            <text:p text:style-name="P102">[ ]</text:p>
          </table:table-cell>
          <table:table-cell table:style-name="Table5.B2" office:value-type="string">
            <text:p text:style-name="P72">підгрупування</text:p>
          </table:table-cell>
        </table:table-row>
        <table:table-row>
          <table:table-cell table:style-name="Table5.A2" office:value-type="string">
            <text:p text:style-name="P72">*</text:p>
          </table:table-cell>
          <table:table-cell table:style-name="Table5.B2" office:value-type="string">
            <text:p text:style-name="P72">Впроваджує нотацію, відмінну від УДК</text:p>
          </table:table-cell>
        </table:table-row>
        <table:table-row>
          <table:table-cell table:style-name="Table5.A2" office:value-type="string">
            <text:p text:style-name="P102">A/Z</text:p>
          </table:table-cell>
          <table:table-cell table:style-name="Table5.B2" office:value-type="string">
            <text:p text:style-name="P72">Пряма алфавітна специфікація</text:p>
          </table:table-cell>
        </table:table-row>
      </table:table>
      <text:p text:style-name="P118"><text:soft-page-break/></text:p>
      <text:h text:style-name="P111" text:outline-level="1"><text:bookmark-start text:name="__RefHeading___Toc2476_3750112140"/>АРХІТЕКТУРА<text:bookmark-end text:name="__RefHeading___Toc2476_3750112140"/></text:h>
      <text:p text:style-name="P127">В додатку можна виділити наступні основні частини:</text:p>
      <text:list xml:id="list1996286626" text:style-name="L10">
        <text:list-item>
          <text:p text:style-name="P128">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28">бекенд</text:p>
          <text:list>
            <text:list-item>
              <text:p text:style-name="P128">тренування моделі — цей модуль буде додавати нові ключові слова до класів, знайдених у наданому тексті</text:p>
            </text:list-item>
            <text:list-item>
              <text:p text:style-name="P129">отримання припущення від моделі — цей модуль буде надавати можливі класи до наданого тексту</text:p>
            </text:list-item>
            <text:list-item>
              <text:p text:style-name="P130">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127"/>
      <text:p text:style-name="P127">Також можна виділити такі типи даних <text:span text:style-name="T87">(замість передавання рядка або числа між внутрішніми процедурами, зручніше передавати спеціалізовану структуру)</text:span>:</text:p>
      <text:list xml:id="list3380611394" text:style-name="L11">
        <text:list-item>
          <text:p text:style-name="P131">Наукова робота/текст</text:p>
        </text:list-item>
        <text:list-item>
          <text:p text:style-name="P132">клас УДК</text:p>
        </text:list-item>
      </text:list>
      <text:h text:style-name="P112" text:outline-level="1"><text:bookmark-start text:name="__RefHeading___Toc2478_3750112140"/>РОЗРОБКА ІНТЕРФЕЙСУ КОРИСТУВАЧА<text:bookmark-end text:name="__RefHeading___Toc2478_3750112140"/></text:h>
      <text:p text:style-name="P155"><text:span text:style-name="T42">Для простоти виконання буде використано інтерфейс командного рядка (CLI). Для цієї задачі в мові python є спеціалізований модуль argparse.</text:span></text:p>
      <text:p text:style-name="P155"><text:span text:style-name="T42">Визначимо сценарії використання додатку:</text:span></text:p>
      <text:list xml:id="list1259168703" text:style-name="L13">
        <text:list-item>
          <text:p text:style-name="P156"><text:span text:style-name="T42">Тренування моделі</text:span></text:p>
        </text:list-item>
      </text:list>
      <text:list xml:id="list3865602445" text:style-name="L14">
        <text:list-item>
          <text:list>
            <text:list-item>
              <text:p text:style-name="P158"><text:span text:style-name="T42">вхід:</text:span></text:p>
              <text:list>
                <text:list-item>
                  <text:p text:style-name="P158"><text:span text:style-name="T42">модель</text:span></text:p>
                </text:list-item>
                <text:list-item>
                  <text:p text:style-name="P158"><text:span text:style-name="T42">текст</text:span></text:p>
                </text:list-item>
              </text:list>
            </text:list-item>
            <text:list-item>
              <text:p text:style-name="P158"><text:span text:style-name="T42">вихід</text:span></text:p>
              <text:list>
                <text:list-item>
                  <text:p text:style-name="P158"><text:span text:style-name="T42">нова модель</text:span></text:p>
                </text:list-item>
              </text:list>
            </text:list-item>
          </text:list>
        </text:list-item>
      </text:list>
      <text:list xml:id="list231237453758995" text:continue-list="list1259168703" text:style-name="L13">
        <text:list-item>
          <text:p text:style-name="P157"><text:span text:style-name="T42">Отримання припущень від моделі</text:span></text:p>
        </text:list-item>
      </text:list>
      <text:list xml:id="list1692526833" text:style-name="L15">
        <text:list-item>
          <text:list>
            <text:list-item>
              <text:p text:style-name="P159"><text:span text:style-name="T42">вхід:</text:span></text:p>
              <text:list>
                <text:list-item>
                  <text:p text:style-name="P159"><text:span text:style-name="T42">модель</text:span></text:p>
                </text:list-item>
                <text:list-item>
                  <text:p text:style-name="P159"><text:span text:style-name="T42">текст</text:span></text:p>
                </text:list-item>
              </text:list>
            </text:list-item>
            <text:list-item>
              <text:p text:style-name="P159"><text:span text:style-name="T42">вихід</text:span></text:p>
              <text:list>
                <text:list-item>
                  <text:p text:style-name="P159"><text:span text:style-name="T42">список класів</text:span></text:p>
                </text:list-item>
              </text:list>
            </text:list-item>
          </text:list>
        </text:list-item>
      </text:list>
      <text:list xml:id="list231238172846330" text:continue-list="list231237453758995" text:style-name="L13">
        <text:list-item>
          <text:p text:style-name="P156"><text:span text:style-name="T42">Отримання припущень від моделі та порівняння із наданим шифром УДК</text:span></text:p>
        </text:list-item>
      </text:list>
      <text:list xml:id="list2959228466" text:style-name="L16">
        <text:list-item>
          <text:list>
            <text:list-item>
              <text:p text:style-name="P160"><text:span text:style-name="T42">вхід:</text:span></text:p>
              <text:list>
                <text:list-item>
                  <text:p text:style-name="P160"><text:span text:style-name="T42">модель</text:span></text:p>
                </text:list-item>
                <text:list-item>
                  <text:p text:style-name="P160"><text:span text:style-name="T42">текст</text:span></text:p>
                </text:list-item>
                <text:list-item>
                  <text:p text:style-name="P160"><text:span text:style-name="T42">список класів</text:span></text:p>
                </text:list-item>
              </text:list>
            </text:list-item>
            <text:list-item>
              <text:p text:style-name="P160"><text:span text:style-name="T42">вихід</text:span></text:p>
              <text:list>
                <text:list-item>
                  <text:p text:style-name="P160"><text:span text:style-name="T42">список класів</text:span></text:p>
                </text:list-item>
                <text:list-item>
                  <text:p text:style-name="P160"><text:span text:style-name="T42">ступінь відповідності класів</text:span></text:p>
                </text:list-item>
              </text:list>
            </text:list-item>
          </text:list>
        </text:list-item>
      </text:list>
      <text:p text:style-name="P161"><text:span text:style-name="T42"/></text:p>
      <text:p text:style-name="P162"><text:span text:style-name="T42">По перше можна виділити два режими роботи:</text:span></text:p>
      <text:list xml:id="list1847398443" text:style-name="L17">
        <text:list-item>
          <text:p text:style-name="P163"><text:span text:style-name="T42">Припущення</text:span></text:p>
        </text:list-item>
        <text:list-item>
          <text:p text:style-name="P164"><text:span text:style-name="T42">Тренування</text:span></text:p>
        </text:list-item>
      </text:list>
      <text:p text:style-name="P165"><text:span text:style-name="T42">Через те що режими тільки два, доцільно використати прапор. Основним сценарієм є припущення, тому прапор буде використовуватися для тренування "--training".</text:span></text:p>
      <text:p text:style-name="P165"><text:span text:style-name="T42">Модель та текст присутні на вході кожного випадку, тому їх можна зробити позиційними аргументами.</text:span></text:p>
      <text:p text:style-name="P165"><text:span text:style-name="T42">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span></text:p>
      <text:p text:style-name="P165"><text:span text:style-name="T42">Для припущення результат буде надаватися в stdout у наступному форматі: список класів та ступінь їх відповідності, якщо використано "--udc".</text:span></text:p>
      <text:p text:style-name="P165"><text:span text:style-name="T42"/></text:p>
      <text:p text:style-name="P166"><text:span text:style-name="T42">В результаті маємо такі приклади використання:</text:span></text:p>
      <text:list xml:id="list1001243351" text:style-name="L18">
        <text:list-item>
          <text:p text:style-name="P167"><text:span text:style-name="T42">Тренування моделі<text:line-break/>“&gt; </text:span><text:span text:style-name="T49">udc-classifier model.model scientific-work.txt”<text:line-break/>“&gt; <text:s text:c="2"/>--</text:span><text:span text:style-name="T57">t</text:span><text:span text:style-name="T56">raining </text:span><text:span text:style-name="T49">updated-model.model</text:span><text:span text:style-name="T42">”</text:span></text:p>
        </text:list-item>
      </text:list>
      <text:list xml:id="list2314266994" text:style-name="L19">
        <text:list-item>
          <text:p text:style-name="P141"><text:span text:style-name="T51">udc-classifier - назва виконуваного файлу</text:span></text:p>
        </text:list-item>
        <text:list-item>
          <text:p text:style-name="P141"><text:span text:style-name="T51">model.model - назва файлу існуючої моделі</text:span></text:p>
        </text:list-item>
        <text:list-item>
          <text:p text:style-name="P141"><text:span text:style-name="T51">scientific-work.txt - назва файлу з текстом наукової роботи</text:span></text:p>
        </text:list-item>
        <text:list-item>
          <text:p text:style-name="P142"><text:span text:style-name="T51">updated-model.model - назва файлу, до якого буде записано нову модель</text:span></text:p>
        </text:list-item>
      </text:list>
      <text:list xml:id="list3812290693" text:style-name="L20">
        <text:list-item>
          <text:p text:style-name="P143"><text:span text:style-name="T51">Отримання припущення<text:line-break/>“&gt; </text:span><text:span text:style-name="T52">udc-classifier model.model scie</text:span><text:span text:style-name="T53">ntific-work.txt</text:span><text:span text:style-name="T51">”<text:line-break/>“</text:span><text:span text:style-name="T54">539.120 94 084.3</text:span><text:span text:style-name="T51">”</text:span></text:p>
        </text:list-item>
      </text:list>
      <text:list xml:id="list2222514849" text:style-name="L21">
        <text:list-item>
          <text:p text:style-name="P144"><text:span text:style-name="T51">udc-classifier - назва виконуваного файлу</text:span></text:p>
        </text:list-item>
        <text:list-item>
          <text:p text:style-name="P145"><text:span text:style-name="T51">model.model - назва файлу існуючої моделі</text:span></text:p>
        </text:list-item>
        <text:list-item>
          <text:p text:style-name="P146"><text:span text:style-name="T51">scientific-work.txt - назва файлу з текстом наукової роботи</text:span></text:p>
        </text:list-item>
        <text:list-item>
          <text:p text:style-name="P147"><text:span text:style-name="T51">другий рядок прикладу - класи, які можуть підійти до наданого тексту</text:span></text:p>
        </text:list-item>
      </text:list>
      <text:list xml:id="list3183455982" text:style-name="L22">
        <text:list-item>
          <text:p text:style-name="P148"><text:span text:style-name="T51">Отримання припущення Та порівняння класів<text:line-break/>“&gt; </text:span><text:span text:style-name="T52">udc-classifier model.model scie</text:span><text:span text:style-name="T53">ntific-work.txt”<text:line-break/>“&gt; <text:s text:c="2"/>--</text:span><text:span text:style-name="T55">udc</text:span><text:span text:style-name="T53"> ‘913(574.22)"19"(084.3)’ </text:span><text:span text:style-name="T51">”<text:line-break/>“</text:span><text:span text:style-name="T54">539.120 94 084.3</text:span><text:span text:style-name="T51">”</text:span></text:p>
          <text:p text:style-name="P148"><text:span text:style-name="T51">“</text:span><text:span text:style-name="T58">0.3</text:span><text:span text:style-name="T51">”</text:span></text:p>
        </text:list-item>
      </text:list>
      <text:list xml:id="list837415199" text:style-name="L23">
        <text:list-item>
          <text:p text:style-name="P149"><text:span text:style-name="T51">udc-classifier - назва виконуваного файлу</text:span></text:p>
        </text:list-item>
        <text:list-item>
          <text:p text:style-name="P149"><text:span text:style-name="T51">model.model - назва файлу існуючої моделі</text:span></text:p>
        </text:list-item>
        <text:list-item>
          <text:p text:style-name="P149"><text:span text:style-name="T51">scientific-work.txt - назва файлу з текстом наукової роботи</text:span></text:p>
        </text:list-item>
        <text:list-item>
          <text:p text:style-name="P150"><text:span text:style-name="T51">третій рядок прикладу - класи, які можуть підійти до наданого тексту</text:span></text:p>
        </text:list-item>
        <text:list-item>
          <text:p text:style-name="P151"><text:span text:style-name="T51">другий рядок - вхідний шифр УДК</text:span></text:p>
        </text:list-item>
        <text:list-item>
          <text:p text:style-name="P151"><text:span text:style-name="T51">четвертий рядок - ступінь відповідності класів (від 0 до 1, де 0 - відсутні співпадіння, 1 - повне співпадіння)</text:span><text:span text:style-name="T50"><text:line-break/></text:span></text:p>
        </text:list-item>
      </text:list>
      <text:list xml:id="list2370267630" text:style-name="L12">
        <text:list-item>
          <text:p text:style-name="P152"><text:bookmark-start text:name="__RefNumPara__1518_1245211710"/><text:reference-mark-start text:name="Універсальна десяткова класифікація"/><text:span text:style-name="T39">Universal Decimal Classification<text:line-break/></text:span><text:span text:style-name="T40">URL: </text:span><text:a xlink:type="simple" xlink:href="https://en.wikipedia.org/wiki/Universal_Decimal_Classification" text:style-name="Internet_20_link" text:visited-style-name="Visited_20_Internet_20_Link"><text:span text:style-name="T36">https://en.wikipedia.org/wiki/Universal_Decimal_Classification</text:span></text:a><text:bookmark-end text:name="__RefNumPara__1518_1245211710"/><text:reference-mark-end text:name="Універсальна десяткова класифікація"/></text:p>
        </text:list-item>
        <text:list-item>
          <text:p text:style-name="P153"><text:bookmark-start text:name="__RefNumPara__1585_1245211710"/><text:span text:style-name="T41">Multiclass Classification<text:line-break/>URL: </text:span><text:a xlink:type="simple" xlink:href="https://en.wikipedia.org/wiki/Multiclass_classification" text:style-name="Internet_20_link" text:visited-style-name="Visited_20_Internet_20_Link"><text:span text:style-name="T36">https://en.wikipedia.org/wiki/Multiclass_classification</text:span></text:a><text:bookmark-end text:name="__RefNumPara__1585_1245211710"/></text:p>
        </text:list-item>
        <text:list-item>
          <text:p text:style-name="P154"><text:bookmark-start text:name="__RefNumPara__1619_1245211710"/><text:span text:style-name="T41">Statistical Classification<text:line-break/>URL: </text:span><text:a xlink:type="simple" xlink:href="https://en.wikipedia.org/wiki/Statistical_classification" text:style-name="Internet_20_link" text:visited-style-name="Visited_20_Internet_20_Link"><text:span text:style-name="T36">https://en.wikipedia.org/wiki/Statistical_classification</text:span></text:a><text:bookmark-end text:name="__RefNumPara__1619_1245211710"/></text:p>
        </text:list-item>
        <text:list-item>
          <text:p text:style-name="P139"><text:bookmark-start text:name="__RefNumPara__1659_1245211710"/><text:span text:style-name="T45">Machine Learning<text:line-break/>URL: </text:span><text:a xlink:type="simple" xlink:href="https://en.wikipedia.org/wiki/Machine_learning" text:style-name="Internet_20_link" text:visited-style-name="Visited_20_Internet_20_Link"><text:span text:style-name="T42">https://en.wikipedia.org/wiki/Machine_learning</text:span></text:a><text:bookmark-end text:name="__RefNumPara__1659_1245211710"/></text:p>
        </text:list-item>
        <text:list-item>
          <text:p text:style-name="P140"><text:bookmark-start text:name="__RefNumPara__1727_1245211710"/><text:span text:style-name="T46">Universal Decimal Classification summary<text:line-break/>URL: </text:span><text:a xlink:type="simple" xlink:href="https://udcsummary.info/php/index.php" text:style-name="Internet_20_link" text:visited-style-name="Visited_20_Internet_20_Link"><text:span text:style-name="T42">https://udcsummary.info/php/index.php</text:span></text:a><text:bookmark-end text:name="__RefNumPara__1727_1245211710"/></text:p>
        </text:list-item>
        <text:list-item>
          <text:p text:style-name="P140"><text:bookmark-start text:name="__RefNumPara__1729_1245211710"/><text:span text:style-name="T47">Universal Decimal Classification Summary Linked Data<text:line-break/>URL: </text:span><text:a xlink:type="simple" xlink:href="https://udcdata.info/" text:style-name="Internet_20_link" text:visited-style-name="Visited_20_Internet_20_Link"><text:span text:style-name="T42">https://udcdata.info/</text:span></text:a><text:bookmark-end text:name="__RefNumPara__1729_1245211710"/></text:p>
        </text:list-item>
        <text:list-item>
          <text:p text:style-name="P140"><text:bookmark-start text:name="__RefNumPara__1815_1245211710"/><text:span text:style-name="T48">Keyword extraction<text:line-break/>URL: </text:span><text:a xlink:type="simple" xlink:href="https://en.wikipedia.org/wiki/Keyword_extraction" text:style-name="Internet_20_link" text:visited-style-name="Visited_20_Internet_20_Link"><text:span text:style-name="T42">https://en.wikipedia.org/wiki/Keyword_extraction</text:span></text:a><text:bookmark-end text:name="__RefNumPara__1815_1245211710"/></text:p>
        </text:list-item>
        <text:list-item>
          <text:p text:style-name="P126"><text:span text:style-name="T76">Natur</text:span><text:span text:style-name="T77">al</text:span><text:span text:style-name="T76">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26"><text:bookmark-start text:name="__RefNumPara__2409_1245211710"/><text:span text:style-name="T78">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26"><text:bookmark-start text:name="__RefNumPara__2619_1245211710"/><text:span text:style-name="T79">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26"><text:bookmark-start text:name="__RefNumPara__3058_1245211710"/><text:span text:style-name="T80">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26"><text:bookmark-start text:name="__RefNumPara__1889_1245211710"/><text:span text:style-name="T81">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21"><text:bookmark-start text:name="__RefNumPara__1887_1245211710"/><text:span text:style-name="T82">spaCy<text:line-break/>URL: </text:span><text:a xlink:type="simple" xlink:href="https://spacy.io/" text:style-name="Internet_20_link" text:visited-style-name="Visited_20_Internet_20_Link">https://spacy.io/</text:a><text:bookmark-end text:name="__RefNumPara__1887_1245211710"/></text:p>
        </text:list-item>
        <text:list-item>
          <text:p text:style-name="P126"><text:bookmark-start text:name="__RefNumPara__1891_1245211710"/><text:span text:style-name="T83">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21"><text:bookmark-start text:name="__RefNumPara__1883_1245211710"/><text:span text:style-name="T84">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26"><text:bookmark-start text:name="__RefNumPara__1885_1245211710"/><text:soft-page-break/><text:span text:style-name="T85">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33"><text:bookmark-start text:name="__RefNumPara__1893_1245211710"/><text:span text:style-name="T86">gensim<text:line-break/>URL: </text:span>https://pypi.org/project/gensim/<text:bookmark-end text:name="__RefNumPara__1893_12452117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2</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02T23:11:29.437580083</dc:date>
    <meta:editing-duration>PT19H43M4S</meta:editing-duration>
    <meta:editing-cycles>549</meta:editing-cycles>
    <meta:generator>LibreOffice/7.3.7.2$Linux_X86_64 LibreOffice_project/30$Build-2</meta:generator>
    <meta:document-statistic meta:table-count="5" meta:image-count="0" meta:object-count="0" meta:page-count="22" meta:paragraph-count="322" meta:word-count="2329" meta:character-count="17701" meta:non-whitespace-character-count="15173"/>
  </office:meta>
</office:document-meta>
</file>